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5.253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64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3.491cm"/>
    </style:style>
    <style:style style:name="co13" style:family="table-column">
      <style:table-column-properties fo:break-before="auto" style:column-width="2.771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3.664cm"/>
    </style:style>
    <style:style style:name="co16" style:family="table-column">
      <style:table-column-properties fo:break-before="auto" style:column-width="3.341cm"/>
    </style:style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2.946cm"/>
    </style:style>
    <style:style style:name="co20" style:family="table-column">
      <style:table-column-properties fo:break-before="auto" style:column-width="2.746cm"/>
    </style:style>
    <style:style style:name="co21" style:family="table-column">
      <style:table-column-properties fo:break-before="auto" style:column-width="2.872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39cm"/>
    </style:style>
    <style:style style:name="co24" style:family="table-column">
      <style:table-column-properties fo:break-before="auto" style:column-width="3.415cm"/>
    </style:style>
    <style:style style:name="co25" style:family="table-column">
      <style:table-column-properties fo:break-before="auto" style:column-width="3.364cm"/>
    </style:style>
    <style:style style:name="co26" style:family="table-column">
      <style:table-column-properties fo:break-before="auto" style:column-width="3.427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3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1.1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9fcf" fo:border="0.74pt solid #000000"/>
    </style:style>
    <style:style style:name="ce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2b2b2"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77bc65" fo:border="0.74pt solid #000000"/>
    </style:style>
    <style:style style:name="ce15" style:family="table-cell" style:parent-style-name="Default">
      <style:table-cell-properties fo:background-color="#acb20c" fo:border="0.74pt solid #000000"/>
    </style:style>
    <style:style style:name="ce2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1.591cm" svg:height="9.893cm" svg:x="11.724cm" svg:y="9.075cm">
            <draw:object draw:notify-on-update-of-ranges="Sheet1.C5:Sheet1.C14 Sheet1.T5:Sheet1.T14 Sheet1.L5:Sheet1.L14 Sheet1.AF5:Sheet1.AF14 Sheet1.AR5:Sheet1.AR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4.85cm" svg:height="9.893cm" svg:x="43.52cm" svg:y="8.992cm">
            <draw:object draw:notify-on-update-of-ranges="Sheet1.C5:Sheet1.C14 Sheet1.U5:Sheet1.U14 Sheet1.M5:Sheet1.M14 Sheet1.AG5:Sheet1.AG14 Sheet1.AS5:Sheet1.AS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228cm" svg:height="9.893cm" svg:x="115.839cm" svg:y="9.344cm">
            <draw:object draw:notify-on-update-of-ranges="Sheet1.T4:Sheet1.W4 Sheet1.X16:Sheet1.AA16 Sheet1.AJ16:Sheet1.AM16 Sheet1.AV16:Sheet1.AY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6.631cm" svg:height="9.893cm" svg:x="78.574cm" svg:y="8.988cm">
            <draw:object draw:notify-on-update-of-ranges="Sheet1.C5:Sheet1.C14 Sheet1.W5:Sheet1.W14 Sheet1.W5:Sheet1.W14 Sheet1.AI5:Sheet1.AI14 Sheet1.AU5:Sheet1.AU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6" table:number-columns-repeated="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63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ircuit</text:p>
          </table:table-cell>
          <table:covered-table-cell table:style-name="ce10"/>
          <table:table-cell table:style-name="ce16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6" office:value-type="string" calcext:value-type="string" table:number-columns-spanned="8" table:number-rows-spanned="1">
            <text:p>Reference Short Wire</text:p>
          </table:table-cell>
          <table:covered-table-cell table:number-columns-repeated="7" table:style-name="ce12"/>
          <table:table-cell table:style-name="ce4" office:value-type="string" calcext:value-type="string" table:number-columns-spanned="12" table:number-rows-spanned="1">
            <text:p>FS4 Short Wire</text:p>
          </table:table-cell>
          <table:covered-table-cell table:number-columns-repeated="11" table:style-name="ce10"/>
          <table:table-cell table:style-name="ce4" office:value-type="string" calcext:value-type="string" table:number-columns-spanned="12" table:number-rows-spanned="1">
            <text:p>Full With No Same Side Short Wire</text:p>
          </table:table-cell>
          <table:covered-table-cell table:number-columns-repeated="11" table:style-name="ce10"/>
          <table:table-cell table:style-name="ce16" office:value-type="string" calcext:value-type="string" table:number-columns-spanned="12" table:number-rows-spanned="1">
            <text:p>Full Short Wire</text:p>
          </table:table-cell>
          <table:covered-table-cell table:number-columns-repeated="11" table:style-name="ce10"/>
          <table:table-cell table:style-name="ce16" office:value-type="string" calcext:value-type="string" table:number-columns-spanned="12" table:number-rows-spanned="1">
            <text:p>Full LongWire</text:p>
          </table:table-cell>
          <table:covered-table-cell table:number-columns-repeated="11" table:style-name="ce1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Reference</text:p>
          </table:table-cell>
          <table:covered-table-cell table:style-name="ce10"/>
          <table:table-cell table:style-name="ce16" table:number-columns-spanned="4" table:number-rows-spanned="1"/>
          <table:covered-table-cell table:number-columns-repeated="3" table:style-name="ce12"/>
          <table:table-cell table:style-name="ce16" table:number-columns-spanned="4" table:number-rows-spanned="1"/>
          <table:covered-table-cell table:number-columns-repeated="3" table:style-name="ce12"/>
          <table:table-cell table:style-name="ce16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4"/>
          <table:table-cell table:style-name="ce10" table:number-columns-repeated="3"/>
          <table:table-cell table:style-name="ce16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6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  <table:table-cell table:style-name="ce4"/>
          <table:table-cell table:style-name="ce10" table:number-columns-repeated="3"/>
          <table:table-cell table:style-name="ce16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6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  <table:table-cell table:style-name="ce16"/>
          <table:table-cell table:style-name="ce10" table:number-columns-repeated="3"/>
          <table:table-cell table:style-name="ce16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6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  <table:table-cell table:style-name="ce16"/>
          <table:table-cell table:style-name="ce10" table:number-columns-repeated="3"/>
          <table:table-cell table:style-name="ce16" office:value-type="string" calcext:value-type="string" table:number-columns-spanned="4" table:number-rows-spanned="1">
            <text:p>Reference</text:p>
          </table:table-cell>
          <table:covered-table-cell table:number-columns-repeated="3" table:style-name="ce12"/>
          <table:table-cell table:style-name="ce16" office:value-type="string" calcext:value-type="string" table:number-columns-spanned="4" table:number-rows-spanned="1">
            <text:p>Reference Short Wire</text:p>
          </table:table-cell>
          <table:covered-table-cell table:number-columns-repeated="3" table:style-name="ce1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asic No Timing</text:p>
          </table:table-cell>
          <table:covered-table-cell table:style-name="ce6"/>
          <table:table-cell table:style-name="ce11" office:value-type="string" calcext:value-type="string">
            <text:p>Total Wirelength</text:p>
          </table:table-cell>
          <table:table-cell table:style-name="ce9" office:value-type="string" calcext:value-type="string">
            <text:p>Min Chan Width</text:p>
          </table:table-cell>
          <table:table-cell table:style-name="ce9" office:value-type="string" calcext:value-type="string">
            <text:p>Critical Path</text:p>
          </table:table-cell>
          <table:table-cell table:style-name="ce9" office:value-type="string" calcext:value-type="string">
            <text:p>Max Net Length</text:p>
          </table:table-cell>
          <table:table-cell table:style-name="ce11" office:value-type="string" calcext:value-type="string">
            <text:p>Total Wirelength</text:p>
          </table:table-cell>
          <table:table-cell table:style-name="ce9" office:value-type="string" calcext:value-type="string">
            <text:p>Min Chan Width</text:p>
          </table:table-cell>
          <table:table-cell table:style-name="ce9" office:value-type="string" calcext:value-type="string">
            <text:p>Critical Path</text:p>
          </table:table-cell>
          <table:table-cell table:style-name="ce9" office:value-type="string" calcext:value-type="string">
            <text:p>Max Net Length</text:p>
          </table:table-cell>
          <table:table-cell table:style-name="ce9" office:value-type="string" calcext:value-type="string">
            <text:p>Total Wirelength Diff</text:p>
          </table:table-cell>
          <table:table-cell table:style-name="ce9" office:value-type="string" calcext:value-type="string">
            <text:p>Min Chan Width Diff</text:p>
          </table:table-cell>
          <table:table-cell table:style-name="ce9" office:value-type="string" calcext:value-type="string">
            <text:p>Critical Path Diff</text:p>
          </table:table-cell>
          <table:table-cell table:style-name="ce9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24" office:value-type="string" calcext:value-type="string">
            <text:p>Total Wirelength</text:p>
          </table:table-cell>
          <table:table-cell table:style-name="ce13" office:value-type="string" calcext:value-type="string">
            <text:p>Min Chan Width</text:p>
          </table:table-cell>
          <table:table-cell table:style-name="ce13" office:value-type="string" calcext:value-type="string">
            <text:p>Critical Path</text:p>
          </table:table-cell>
          <table:table-cell table:style-name="ce13" office:value-type="string" calcext:value-type="string">
            <text:p>Max Net Length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  <table:table-cell table:style-name="ce15" office:value-type="string" calcext:value-type="string">
            <text:p>Total Wirelength Diff</text:p>
          </table:table-cell>
          <table:table-cell table:style-name="ce15" office:value-type="string" calcext:value-type="string">
            <text:p>Min Chan Width Diff</text:p>
          </table:table-cell>
          <table:table-cell table:style-name="ce15" office:value-type="string" calcext:value-type="string">
            <text:p>Critical Path Diff</text:p>
          </table:table-cell>
          <table:table-cell table:style-name="ce15" office:value-type="string" calcext:value-type="string">
            <text:p>Max Net Length Diff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Basic No Timing</text:p>
          </table:table-cell>
          <table:table-cell table:style-name="ce6" office:value-type="string" calcext:value-type="string">
            <text:p>ch_intrinsics.v</text:p>
          </table:table-cell>
          <table:table-cell table:style-name="ce9" office:value-type="float" office:value="1535" calcext:value-type="float">
            <text:p>15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27" calcext:value-type="float">
            <text:p>82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5" calcext:value-type="float">
            <text:p>25</text:p>
          </table:table-cell>
          <table:table-cell table:style-name="ce15" table:formula="of:=([.H5]-[.D5])/[.D5]*100" office:value-type="float" office:value="-46.1237785016287" calcext:value-type="float">
            <text:p>-46.1237785016287</text:p>
          </table:table-cell>
          <table:table-cell table:style-name="ce15" table:formula="of:=([.I5]-[.E5])/[.E5]*100" office:value-type="float" office:value="-47.3684210526316" calcext:value-type="float">
            <text:p>-47.3684210526316</text:p>
          </table:table-cell>
          <table:table-cell table:style-name="ce15" table:formula="of:=([.J5]-[.F5])/[.F5]*100" office:value-type="string" office:string-value="" calcext:value-type="error">
            <text:p>#DIV/0!</text:p>
          </table:table-cell>
          <table:table-cell table:style-name="ce15" table:formula="of:=([.K5]-[.G5])/[.G5]*100" office:value-type="float" office:value="-3.84615384615385" calcext:value-type="float">
            <text:p>-3.84615384615385</text:p>
          </table:table-cell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P5]-[.$D5])/[.$D5]*100" office:value-type="float" office:value="-52.3778501628664" calcext:value-type="float">
            <text:p>-52.3778501628664</text:p>
          </table:table-cell>
          <table:table-cell table:style-name="ce15" table:formula="of:=([.Q5]-[.$E5])/[.$E5]*100" office:value-type="float" office:value="-47.3684210526316" calcext:value-type="float">
            <text:p>-47.3684210526316</text:p>
          </table:table-cell>
          <table:table-cell table:style-name="ce15" table:formula="of:=([.R5]-[.$F5])/[.$F5]*100" office:value-type="string" office:string-value="" calcext:value-type="error">
            <text:p>#DIV/0!</text:p>
          </table:table-cell>
          <table:table-cell table:style-name="ce15" table:formula="of:=([.S5]-[.$G5])/[.$G5]*100" office:value-type="float" office:value="-23.0769230769231" calcext:value-type="float">
            <text:p>-23.0769230769231</text:p>
          </table:table-cell>
          <table:table-cell table:style-name="ce15" table:formula="of:=([.P5]-[.$H5])/[.$H5]*100" office:value-type="float" office:value="-11.6082224909311" calcext:value-type="float">
            <text:p>-11.6082224909311</text:p>
          </table:table-cell>
          <table:table-cell table:style-name="ce15" table:formula="of:=([.Q5]-[.I5])/[.I5]*100" office:value-type="float" office:value="0" calcext:value-type="float">
            <text:p>0</text:p>
          </table:table-cell>
          <table:table-cell table:style-name="ce15" table:formula="of:=([.R5]-[.J5])/[.J5]*100" office:value-type="float" office:value="-0" calcext:value-type="float">
            <text:p>0</text:p>
          </table:table-cell>
          <table:table-cell table:style-name="ce15" table:formula="of:=([.S5]-[.K5])/[.K5]*100" office:value-type="float" office:value="-20" calcext:value-type="float">
            <text:p>-20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AB5]-[.$D5])/[.$D5]*100" office:value-type="float" office:value="-63.8436482084691" calcext:value-type="float">
            <text:p>-63.8436482084691</text:p>
          </table:table-cell>
          <table:table-cell table:style-name="ce15" table:formula="of:=([.AC5]-[.$E5])/[.$E5]*100" office:value-type="float" office:value="-47.3684210526316" calcext:value-type="float">
            <text:p>-47.3684210526316</text:p>
          </table:table-cell>
          <table:table-cell table:style-name="ce15" table:formula="of:=([.AD5]-[.$F5])/[.$F5]*100" office:value-type="string" office:string-value="" calcext:value-type="error">
            <text:p>#DIV/0!</text:p>
          </table:table-cell>
          <table:table-cell table:style-name="ce15" table:formula="of:=([.AE5]-[.$G5])/[.$G5]*100" office:value-type="float" office:value="-23.0769230769231" calcext:value-type="float">
            <text:p>-23.0769230769231</text:p>
          </table:table-cell>
          <table:table-cell table:style-name="ce15" table:formula="of:=([.AB5]-[.H5])/[.H5]*100" office:value-type="float" office:value="-32.8899637243047" calcext:value-type="float">
            <text:p>-32.8899637243047</text:p>
          </table:table-cell>
          <table:table-cell table:style-name="ce15" table:formula="of:=([.AC5]-[.I5])/[.I5]*100" office:value-type="float" office:value="0" calcext:value-type="float">
            <text:p>0</text:p>
          </table:table-cell>
          <table:table-cell table:style-name="ce15" table:formula="of:=([.AD5]-[.J5])/[.J5]*100" office:value-type="float" office:value="-0" calcext:value-type="float">
            <text:p>0</text:p>
          </table:table-cell>
          <table:table-cell table:style-name="ce15" table:formula="of:=([.AE5]-[.K5])/[.K5]*100" office:value-type="float" office:value="-20" calcext:value-type="float">
            <text:p>-20</text:p>
          </table:table-cell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AN5]-[.$D5])/[.$D5]*100" office:value-type="float" office:value="-64.0390879478827" calcext:value-type="float">
            <text:p>-64.0390879478827</text:p>
          </table:table-cell>
          <table:table-cell table:style-name="ce15" table:formula="of:=([.AO5]-[.$E5])/[.$E5]*100" office:value-type="float" office:value="-47.3684210526316" calcext:value-type="float">
            <text:p>-47.3684210526316</text:p>
          </table:table-cell>
          <table:table-cell table:style-name="ce15" table:formula="of:=([.AP5]-[.$F5])/[.$F5]*100" office:value-type="string" office:string-value="" calcext:value-type="error">
            <text:p>#DIV/0!</text:p>
          </table:table-cell>
          <table:table-cell table:style-name="ce15" table:formula="of:=([.AQ5]-[.$G5])/[.$G5]*100" office:value-type="float" office:value="-23.0769230769231" calcext:value-type="float">
            <text:p>-23.0769230769231</text:p>
          </table:table-cell>
          <table:table-cell table:style-name="ce15" table:formula="of:=([.AN5]-[.H5])/[.H5]*100" office:value-type="float" office:value="-33.2527206771463" calcext:value-type="float">
            <text:p>-33.2527206771463</text:p>
          </table:table-cell>
          <table:table-cell table:style-name="ce15" table:formula="of:=([.AO5]-[.I5])/[.I5]*100" office:value-type="float" office:value="0" calcext:value-type="float">
            <text:p>0</text:p>
          </table:table-cell>
          <table:table-cell table:style-name="ce15" table:formula="of:=([.AP5]-[.J5])/[.J5]*100" office:value-type="float" office:value="-0" calcext:value-type="float">
            <text:p>0</text:p>
          </table:table-cell>
          <table:table-cell table:style-name="ce15" table:formula="of:=([.AQ5]-[.K5])/[.K5]*100" office:value-type="float" office:value="-20" calcext:value-type="float">
            <text:p>-20</text:p>
          </table:table-cell>
          <table:table-cell table:style-name="ce13" office:value-type="float" office:value="1293" calcext:value-type="float">
            <text:p>129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table:style-name="ce15" table:formula="of:=([.AZ5]-[.$D5])/[.$D5]*100" office:value-type="float" office:value="-15.7654723127036" calcext:value-type="float">
            <text:p>-15.7654723127036</text:p>
          </table:table-cell>
          <table:table-cell table:style-name="ce15" table:formula="of:=([.BA5]-[.$E5])/[.$E5]*100" office:value-type="float" office:value="0" calcext:value-type="float">
            <text:p>0</text:p>
          </table:table-cell>
          <table:table-cell table:style-name="ce15" table:formula="of:=([.BB5]-[.$F5])/[.$F5]*100" office:value-type="string" office:string-value="" calcext:value-type="error">
            <text:p>#DIV/0!</text:p>
          </table:table-cell>
          <table:table-cell table:style-name="ce15" table:formula="of:=([.BC5]-[.$G5])/[.$G5]*100" office:value-type="float" office:value="3.84615384615385" calcext:value-type="float">
            <text:p>3.84615384615385</text:p>
          </table:table-cell>
          <table:table-cell table:style-name="ce15" table:formula="of:=([.AZ5]-[.H5])/[.H5]*100" office:value-type="float" office:value="56.3482466747279" calcext:value-type="float">
            <text:p>56.3482466747279</text:p>
          </table:table-cell>
          <table:table-cell table:style-name="ce15" table:formula="of:=([.BA5]-[.I5])/[.I5]*100" office:value-type="float" office:value="90" calcext:value-type="float">
            <text:p>90</text:p>
          </table:table-cell>
          <table:table-cell table:style-name="ce15" table:formula="of:=([.BB5]-[.J5])/[.J5]*100" office:value-type="float" office:value="-100" calcext:value-type="float">
            <text:p>-100</text:p>
          </table:table-cell>
          <table:table-cell table:style-name="ce15" table:formula="of:=([.BC5]-[.K5])/[.K5]*100" office:value-type="float" office:value="8" calcext:value-type="float">
            <text:p>8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diffeq1.v</text:p>
          </table:table-cell>
          <table:table-cell table:style-name="ce9" office:value-type="float" office:value="8499" calcext:value-type="float">
            <text:p>849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847" calcext:value-type="float">
            <text:p>584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7" calcext:value-type="float">
            <text:p>57</text:p>
          </table:table-cell>
          <table:table-cell table:style-name="ce15" table:formula="of:=([.H6]-[.$D6])/[.$D6]*100" office:value-type="float" office:value="-31.20367102012" calcext:value-type="float">
            <text:p>-31.20367102012</text:p>
          </table:table-cell>
          <table:table-cell table:style-name="ce15" table:formula="of:=([.I6]-[.E6])/[.E6]*100" office:value-type="float" office:value="-31.0344827586207" calcext:value-type="float">
            <text:p>-31.0344827586207</text:p>
          </table:table-cell>
          <table:table-cell table:style-name="ce15" table:formula="of:=([.J6]-[.F6])/[.F6]*100" office:value-type="string" office:string-value="" calcext:value-type="error">
            <text:p>#DIV/0!</text:p>
          </table:table-cell>
          <table:table-cell table:style-name="ce15" table:formula="of:=([.K6]-[.G6])/[.G6]*100" office:value-type="float" office:value="-22.972972972973" calcext:value-type="float">
            <text:p>-22.972972972973</text:p>
          </table:table-cell>
          <table:table-cell table:style-name="ce13" office:value-type="float" office:value="5659" calcext:value-type="float">
            <text:p>565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61" calcext:value-type="float">
            <text:p>61</text:p>
          </table:table-cell>
          <table:table-cell table:style-name="ce15" table:formula="of:=([.P6]-[.$D6])/[.$D6]*100" office:value-type="float" office:value="-33.4156959642311" calcext:value-type="float">
            <text:p>-33.4156959642311</text:p>
          </table:table-cell>
          <table:table-cell table:style-name="ce15" table:formula="of:=([.Q6]-[.$E6])/[.$E6]*100" office:value-type="float" office:value="-31.0344827586207" calcext:value-type="float">
            <text:p>-31.0344827586207</text:p>
          </table:table-cell>
          <table:table-cell table:style-name="ce15" table:formula="of:=([.R6]-[.$F6])/[.$F6]*100" office:value-type="string" office:string-value="" calcext:value-type="error">
            <text:p>#DIV/0!</text:p>
          </table:table-cell>
          <table:table-cell table:style-name="ce15" table:formula="of:=([.S6]-[.$G6])/[.$G6]*100" office:value-type="float" office:value="-17.5675675675676" calcext:value-type="float">
            <text:p>-17.5675675675676</text:p>
          </table:table-cell>
          <table:table-cell table:style-name="ce15" table:formula="of:=([.P6]-[.$H6])/[.$H6]*100" office:value-type="float" office:value="-3.21532409782795" calcext:value-type="float">
            <text:p>-3.21532409782795</text:p>
          </table:table-cell>
          <table:table-cell table:style-name="ce15" table:formula="of:=([.Q6]-[.$I6])/[.$I6]*100" office:value-type="float" office:value="0" calcext:value-type="float">
            <text:p>0</text:p>
          </table:table-cell>
          <table:table-cell table:style-name="ce15" table:formula="of:=([.R6]-[.J6])/[.J6]*100" office:value-type="float" office:value="-0" calcext:value-type="float">
            <text:p>0</text:p>
          </table:table-cell>
          <table:table-cell table:style-name="ce15" table:formula="of:=([.S6]-[.K6])/[.K6]*100" office:value-type="float" office:value="7.01754385964912" calcext:value-type="float">
            <text:p>7.01754385964912</text:p>
          </table:table-cell>
          <table:table-cell table:style-name="ce13" office:value-type="float" office:value="4842" calcext:value-type="float">
            <text:p>484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7" calcext:value-type="float">
            <text:p>47</text:p>
          </table:table-cell>
          <table:table-cell table:style-name="ce15" table:formula="of:=([.AB6]-[.$D6])/[.$D6]*100" office:value-type="float" office:value="-43.0285915990117" calcext:value-type="float">
            <text:p>-43.0285915990117</text:p>
          </table:table-cell>
          <table:table-cell table:style-name="ce15" table:formula="of:=([.AC6]-[.$E6])/[.$E6]*100" office:value-type="float" office:value="-44.8275862068966" calcext:value-type="float">
            <text:p>-44.8275862068966</text:p>
          </table:table-cell>
          <table:table-cell table:style-name="ce15" table:formula="of:=([.AD6]-[.$F6])/[.$F6]*100" office:value-type="string" office:string-value="" calcext:value-type="error">
            <text:p>#DIV/0!</text:p>
          </table:table-cell>
          <table:table-cell table:style-name="ce15" table:formula="of:=([.AE6]-[.$G6])/[.$G6]*100" office:value-type="float" office:value="-36.4864864864865" calcext:value-type="float">
            <text:p>-36.4864864864865</text:p>
          </table:table-cell>
          <table:table-cell table:style-name="ce15" table:formula="of:=([.AB6]-[.H6])/[.H6]*100" office:value-type="float" office:value="-17.188301693176" calcext:value-type="float">
            <text:p>-17.188301693176</text:p>
          </table:table-cell>
          <table:table-cell table:style-name="ce15" table:formula="of:=([.AC6]-[.I6])/[.I6]*100" office:value-type="float" office:value="-20" calcext:value-type="float">
            <text:p>-20</text:p>
          </table:table-cell>
          <table:table-cell table:style-name="ce15" table:formula="of:=([.AD6]-[.J6])/[.J6]*100" office:value-type="float" office:value="-0" calcext:value-type="float">
            <text:p>0</text:p>
          </table:table-cell>
          <table:table-cell table:style-name="ce15" table:formula="of:=([.AE6]-[.K6])/[.K6]*100" office:value-type="float" office:value="-17.5438596491228" calcext:value-type="float">
            <text:p>-17.5438596491228</text:p>
          </table:table-cell>
          <table:table-cell table:style-name="ce13" office:value-type="float" office:value="4642" calcext:value-type="float">
            <text:p>464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4" calcext:value-type="float">
            <text:p>44</text:p>
          </table:table-cell>
          <table:table-cell table:style-name="ce15" table:formula="of:=([.AN6]-[.$D6])/[.$D6]*100" office:value-type="float" office:value="-45.3818096246617" calcext:value-type="float">
            <text:p>-45.3818096246617</text:p>
          </table:table-cell>
          <table:table-cell table:style-name="ce15" table:formula="of:=([.AO6]-[.$E6])/[.$E6]*100" office:value-type="float" office:value="-41.3793103448276" calcext:value-type="float">
            <text:p>-41.3793103448276</text:p>
          </table:table-cell>
          <table:table-cell table:style-name="ce15" table:formula="of:=([.AP6]-[.$F6])/[.$F6]*100" office:value-type="string" office:string-value="" calcext:value-type="error">
            <text:p>#DIV/0!</text:p>
          </table:table-cell>
          <table:table-cell table:style-name="ce15" table:formula="of:=([.AQ6]-[.$G6])/[.$G6]*100" office:value-type="float" office:value="-40.5405405405405" calcext:value-type="float">
            <text:p>-40.5405405405405</text:p>
          </table:table-cell>
          <table:table-cell table:style-name="ce15" table:formula="of:=([.AN6]-[.H6])/[.H6]*100" office:value-type="float" office:value="-20.6088592440568" calcext:value-type="float">
            <text:p>-20.6088592440568</text:p>
          </table:table-cell>
          <table:table-cell table:style-name="ce15" table:formula="of:=([.AO6]-[.I6])/[.I6]*100" office:value-type="float" office:value="-15" calcext:value-type="float">
            <text:p>-15</text:p>
          </table:table-cell>
          <table:table-cell table:style-name="ce15" table:formula="of:=([.AP6]-[.J6])/[.J6]*100" office:value-type="float" office:value="-0" calcext:value-type="float">
            <text:p>0</text:p>
          </table:table-cell>
          <table:table-cell table:style-name="ce15" table:formula="of:=([.AQ6]-[.K6])/[.K6]*100" office:value-type="float" office:value="-22.8070175438596" calcext:value-type="float">
            <text:p>-22.8070175438596</text:p>
          </table:table-cell>
          <table:table-cell table:style-name="ce13" office:value-type="float" office:value="7641" calcext:value-type="float">
            <text:p>764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9" calcext:value-type="float">
            <text:p>59</text:p>
          </table:table-cell>
          <table:table-cell table:style-name="ce15" table:formula="of:=([.AZ6]-[.$D6])/[.$D6]*100" office:value-type="float" office:value="-10.0953053300388" calcext:value-type="float">
            <text:p>-10.0953053300388</text:p>
          </table:table-cell>
          <table:table-cell table:style-name="ce15" table:formula="of:=([.BA6]-[.$E6])/[.$E6]*100" office:value-type="float" office:value="-10.3448275862069" calcext:value-type="float">
            <text:p>-10.3448275862069</text:p>
          </table:table-cell>
          <table:table-cell table:style-name="ce15" table:formula="of:=([.BB6]-[.$F6])/[.$F6]*100" office:value-type="string" office:string-value="" calcext:value-type="error">
            <text:p>#DIV/0!</text:p>
          </table:table-cell>
          <table:table-cell table:style-name="ce15" table:formula="of:=([.BC6]-[.$G6])/[.$G6]*100" office:value-type="float" office:value="-20.2702702702703" calcext:value-type="float">
            <text:p>-20.2702702702703</text:p>
          </table:table-cell>
          <table:table-cell table:style-name="ce15" table:formula="of:=([.AZ6]-[.H6])/[.H6]*100" office:value-type="float" office:value="30.6824012314007" calcext:value-type="float">
            <text:p>30.6824012314007</text:p>
          </table:table-cell>
          <table:table-cell table:style-name="ce15" table:formula="of:=([.BA6]-[.I6])/[.I6]*100" office:value-type="float" office:value="30" calcext:value-type="float">
            <text:p>30</text:p>
          </table:table-cell>
          <table:table-cell table:style-name="ce15" table:formula="of:=([.BB6]-[.J6])/[.J6]*100" office:value-type="float" office:value="-100" calcext:value-type="float">
            <text:p>-100</text:p>
          </table:table-cell>
          <table:table-cell table:style-name="ce15" table:formula="of:=([.BC6]-[.K6])/[.K6]*100" office:value-type="float" office:value="3.50877192982456" calcext:value-type="float">
            <text:p>3.50877192982456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Basic Timing</text:p>
          </table:table-cell>
          <table:table-cell table:style-name="ce6" office:value-type="string" calcext:value-type="string">
            <text:p>ch_intrinsics.v</text:p>
          </table:table-cell>
          <table:table-cell table:style-name="ce9" office:value-type="float" office:value="1456" calcext:value-type="float">
            <text:p>145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6" calcext:value-type="float">
            <text:p>26</text:p>
          </table:table-cell>
          <table:table-cell table:style-name="ce15" table:formula="of:=([.H7]-[.$D7])/[.$D7]*100" office:value-type="float" office:value="-42.3763736263736" calcext:value-type="float">
            <text:p>-42.3763736263736</text:p>
          </table:table-cell>
          <table:table-cell table:style-name="ce15" table:formula="of:=([.I7]-[.E7])/[.E7]*100" office:value-type="float" office:value="-62.962962962963" calcext:value-type="float">
            <text:p>-62.962962962963</text:p>
          </table:table-cell>
          <table:table-cell table:style-name="ce15" table:formula="of:=([.J7]-[.F7])/[.F7]*100" office:value-type="string" office:string-value="" calcext:value-type="error">
            <text:p>#DIV/0!</text:p>
          </table:table-cell>
          <table:table-cell table:style-name="ce15" table:formula="of:=([.K7]-[.G7])/[.G7]*100" office:value-type="float" office:value="-40.9090909090909" calcext:value-type="float">
            <text:p>-40.9090909090909</text:p>
          </table:table-cell>
          <table:table-cell table:style-name="ce13" office:value-type="float" office:value="975" calcext:value-type="float">
            <text:p>97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1" calcext:value-type="float">
            <text:p>21</text:p>
          </table:table-cell>
          <table:table-cell table:style-name="ce15" table:formula="of:=([.P7]-[.$D7])/[.$D7]*100" office:value-type="float" office:value="-33.0357142857143" calcext:value-type="float">
            <text:p>-33.0357142857143</text:p>
          </table:table-cell>
          <table:table-cell table:style-name="ce15" table:formula="of:=([.Q7]-[.$E7])/[.$E7]*100" office:value-type="float" office:value="-62.962962962963" calcext:value-type="float">
            <text:p>-62.962962962963</text:p>
          </table:table-cell>
          <table:table-cell table:style-name="ce15" table:formula="of:=([.R7]-[.$F7])/[.$F7]*100" office:value-type="string" office:string-value="" calcext:value-type="error">
            <text:p>#DIV/0!</text:p>
          </table:table-cell>
          <table:table-cell table:style-name="ce15" table:formula="of:=([.S7]-[.$G7])/[.$G7]*100" office:value-type="float" office:value="-52.2727272727273" calcext:value-type="float">
            <text:p>-52.2727272727273</text:p>
          </table:table-cell>
          <table:table-cell table:style-name="ce15" table:formula="of:=([.P7]-[.$H7])/[.$H7]*100" office:value-type="float" office:value="16.2097735399285" calcext:value-type="float">
            <text:p>16.2097735399285</text:p>
          </table:table-cell>
          <table:table-cell table:style-name="ce15" table:formula="of:=([.Q7]-[.$I7])/[.$I7]*100" office:value-type="float" office:value="0" calcext:value-type="float">
            <text:p>0</text:p>
          </table:table-cell>
          <table:table-cell table:style-name="ce15" table:formula="of:=([.R7]-[.J7])/[.J7]*100" office:value-type="float" office:value="-0" calcext:value-type="float">
            <text:p>0</text:p>
          </table:table-cell>
          <table:table-cell table:style-name="ce15" table:formula="of:=([.S7]-[.K7])/[.K7]*100" office:value-type="float" office:value="-19.2307692307692" calcext:value-type="float">
            <text:p>-19.2307692307692</text:p>
          </table:table-cell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AB7]-[.$D7])/[.$D7]*100" office:value-type="float" office:value="-59.4093406593407" calcext:value-type="float">
            <text:p>-59.4093406593407</text:p>
          </table:table-cell>
          <table:table-cell table:style-name="ce15" table:formula="of:=([.AC7]-[.$E7])/[.$E7]*100" office:value-type="float" office:value="-62.962962962963" calcext:value-type="float">
            <text:p>-62.962962962963</text:p>
          </table:table-cell>
          <table:table-cell table:style-name="ce15" table:formula="of:=([.AD7]-[.$F7])/[.$F7]*100" office:value-type="string" office:string-value="" calcext:value-type="error">
            <text:p>#DIV/0!</text:p>
          </table:table-cell>
          <table:table-cell table:style-name="ce15" table:formula="of:=([.AE7]-[.$G7])/[.$G7]*100" office:value-type="float" office:value="-54.5454545454545" calcext:value-type="float">
            <text:p>-54.5454545454545</text:p>
          </table:table-cell>
          <table:table-cell table:style-name="ce15" table:formula="of:=([.AB7]-[.H7])/[.H7]*100" office:value-type="float" office:value="-29.5589988081049" calcext:value-type="float">
            <text:p>-29.5589988081049</text:p>
          </table:table-cell>
          <table:table-cell table:style-name="ce15" table:formula="of:=([.AC7]-[.I7])/[.I7]*100" office:value-type="float" office:value="0" calcext:value-type="float">
            <text:p>0</text:p>
          </table:table-cell>
          <table:table-cell table:style-name="ce15" table:formula="of:=([.AD7]-[.J7])/[.J7]*100" office:value-type="float" office:value="-0" calcext:value-type="float">
            <text:p>0</text:p>
          </table:table-cell>
          <table:table-cell table:style-name="ce15" table:formula="of:=([.AE7]-[.K7])/[.K7]*100" office:value-type="float" office:value="-23.0769230769231" calcext:value-type="float">
            <text:p>-23.0769230769231</text:p>
          </table:table-cell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1" calcext:value-type="float">
            <text:p>21</text:p>
          </table:table-cell>
          <table:table-cell table:style-name="ce15" table:formula="of:=([.AN7]-[.$D7])/[.$D7]*100" office:value-type="float" office:value="-62.0192307692308" calcext:value-type="float">
            <text:p>-62.0192307692308</text:p>
          </table:table-cell>
          <table:table-cell table:style-name="ce15" table:formula="of:=([.AO7]-[.$E7])/[.$E7]*100" office:value-type="float" office:value="-62.962962962963" calcext:value-type="float">
            <text:p>-62.962962962963</text:p>
          </table:table-cell>
          <table:table-cell table:style-name="ce15" table:formula="of:=([.AP7]-[.$F7])/[.$F7]*100" office:value-type="string" office:string-value="" calcext:value-type="error">
            <text:p>#DIV/0!</text:p>
          </table:table-cell>
          <table:table-cell table:style-name="ce15" table:formula="of:=([.AQ7]-[.$G7])/[.$G7]*100" office:value-type="float" office:value="-52.2727272727273" calcext:value-type="float">
            <text:p>-52.2727272727273</text:p>
          </table:table-cell>
          <table:table-cell table:style-name="ce15" table:formula="of:=([.AN7]-[.H7])/[.H7]*100" office:value-type="float" office:value="-34.088200238379" calcext:value-type="float">
            <text:p>-34.088200238379</text:p>
          </table:table-cell>
          <table:table-cell table:style-name="ce15" table:formula="of:=([.AO7]-[.I7])/[.I7]*100" office:value-type="float" office:value="0" calcext:value-type="float">
            <text:p>0</text:p>
          </table:table-cell>
          <table:table-cell table:style-name="ce15" table:formula="of:=([.AP7]-[.J7])/[.J7]*100" office:value-type="float" office:value="-0" calcext:value-type="float">
            <text:p>0</text:p>
          </table:table-cell>
          <table:table-cell table:style-name="ce15" table:formula="of:=([.AQ7]-[.K7])/[.K7]*100" office:value-type="float" office:value="-19.2307692307692" calcext:value-type="float">
            <text:p>-19.2307692307692</text:p>
          </table:table-cell>
          <table:table-cell table:style-name="ce13" office:value-type="float" office:value="999" calcext:value-type="float">
            <text:p>999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" calcext:value-type="float">
            <text:p>42</text:p>
          </table:table-cell>
          <table:table-cell table:style-name="ce15" table:formula="of:=([.AZ7]-[.$D7])/[.$D7]*100" office:value-type="float" office:value="-31.3873626373626" calcext:value-type="float">
            <text:p>-31.3873626373626</text:p>
          </table:table-cell>
          <table:table-cell table:style-name="ce15" table:formula="of:=([.BA7]-[.$E7])/[.$E7]*100" office:value-type="float" office:value="-11.1111111111111" calcext:value-type="float">
            <text:p>-11.1111111111111</text:p>
          </table:table-cell>
          <table:table-cell table:style-name="ce15" table:formula="of:=([.BB7]-[.$F7])/[.$F7]*100" office:value-type="string" office:string-value="" calcext:value-type="error">
            <text:p>#DIV/0!</text:p>
          </table:table-cell>
          <table:table-cell table:style-name="ce15" table:formula="of:=([.BC7]-[.$G7])/[.$G7]*100" office:value-type="float" office:value="-4.54545454545455" calcext:value-type="float">
            <text:p>-4.54545454545455</text:p>
          </table:table-cell>
          <table:table-cell table:style-name="ce15" table:formula="of:=([.AZ7]-[.H7])/[.H7]*100" office:value-type="float" office:value="19.0703218116806" calcext:value-type="float">
            <text:p>19.0703218116806</text:p>
          </table:table-cell>
          <table:table-cell table:style-name="ce15" table:formula="of:=([.BA7]-[.I7])/[.I7]*100" office:value-type="float" office:value="140" calcext:value-type="float">
            <text:p>140</text:p>
          </table:table-cell>
          <table:table-cell table:style-name="ce15" table:formula="of:=([.BB7]-[.J7])/[.J7]*100" office:value-type="float" office:value="-100" calcext:value-type="float">
            <text:p>-100</text:p>
          </table:table-cell>
          <table:table-cell table:style-name="ce15" table:formula="of:=([.BC7]-[.K7])/[.K7]*100" office:value-type="float" office:value="61.5384615384615" calcext:value-type="float">
            <text:p>61.5384615384615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diffeq1.v</text:p>
          </table:table-cell>
          <table:table-cell table:style-name="ce9" office:value-type="float" office:value="8603" calcext:value-type="float">
            <text:p>860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88" calcext:value-type="float">
            <text:p>678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87" calcext:value-type="float">
            <text:p>87</text:p>
          </table:table-cell>
          <table:table-cell table:style-name="ce15" table:formula="of:=([.H8]-[.$D8])/[.$D8]*100" office:value-type="float" office:value="-21.0972916424503" calcext:value-type="float">
            <text:p>-21.0972916424503</text:p>
          </table:table-cell>
          <table:table-cell table:style-name="ce15" table:formula="of:=([.I8]-[.E8])/[.E8]*100" office:value-type="float" office:value="-42.4242424242424" calcext:value-type="float">
            <text:p>-42.4242424242424</text:p>
          </table:table-cell>
          <table:table-cell table:style-name="ce15" table:formula="of:=([.J8]-[.F8])/[.F8]*100" office:value-type="string" office:string-value="" calcext:value-type="error">
            <text:p>#DIV/0!</text:p>
          </table:table-cell>
          <table:table-cell table:style-name="ce15" table:formula="of:=([.K8]-[.G8])/[.G8]*100" office:value-type="float" office:value="7.40740740740741" calcext:value-type="float">
            <text:p>7.40740740740741</text:p>
          </table:table-cell>
          <table:table-cell table:style-name="ce13" office:value-type="float" office:value="7021" calcext:value-type="float">
            <text:p>7021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86" calcext:value-type="float">
            <text:p>86</text:p>
          </table:table-cell>
          <table:table-cell table:style-name="ce15" table:formula="of:=([.P8]-[.$D8])/[.$D8]*100" office:value-type="float" office:value="-18.3889340927583" calcext:value-type="float">
            <text:p>-18.3889340927583</text:p>
          </table:table-cell>
          <table:table-cell table:style-name="ce15" table:formula="of:=([.Q8]-[.$E8])/[.$E8]*100" office:value-type="float" office:value="-45.4545454545455" calcext:value-type="float">
            <text:p>-45.4545454545455</text:p>
          </table:table-cell>
          <table:table-cell table:style-name="ce15" table:formula="of:=([.R8]-[.$F8])/[.$F8]*100" office:value-type="string" office:string-value="" calcext:value-type="error">
            <text:p>#DIV/0!</text:p>
          </table:table-cell>
          <table:table-cell table:style-name="ce15" table:formula="of:=([.S8]-[.$G8])/[.$G8]*100" office:value-type="float" office:value="6.17283950617284" calcext:value-type="float">
            <text:p>6.17283950617284</text:p>
          </table:table-cell>
          <table:table-cell table:style-name="ce15" table:formula="of:=([.P8]-[.$H8])/[.$H8]*100" office:value-type="float" office:value="3.4325279905716" calcext:value-type="float">
            <text:p>3.4325279905716</text:p>
          </table:table-cell>
          <table:table-cell table:style-name="ce15" table:formula="of:=([.Q8]-[.$I8])/[.$I8]*100" office:value-type="float" office:value="-5.26315789473684" calcext:value-type="float">
            <text:p>-5.26315789473684</text:p>
          </table:table-cell>
          <table:table-cell table:style-name="ce15" table:formula="of:=([.R8]-[.J8])/[.J8]*100" office:value-type="float" office:value="-0" calcext:value-type="float">
            <text:p>0</text:p>
          </table:table-cell>
          <table:table-cell table:style-name="ce15" table:formula="of:=([.S8]-[.K8])/[.K8]*100" office:value-type="float" office:value="-1.14942528735632" calcext:value-type="float">
            <text:p>-1.14942528735632</text:p>
          </table:table-cell>
          <table:table-cell table:style-name="ce13" office:value-type="float" office:value="5184" calcext:value-type="float">
            <text:p>518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62" calcext:value-type="float">
            <text:p>62</text:p>
          </table:table-cell>
          <table:table-cell table:style-name="ce15" table:formula="of:=([.AB8]-[.$D8])/[.$D8]*100" office:value-type="float" office:value="-39.7419504823899" calcext:value-type="float">
            <text:p>-39.7419504823899</text:p>
          </table:table-cell>
          <table:table-cell table:style-name="ce15" table:formula="of:=([.AC8]-[.$E8])/[.$E8]*100" office:value-type="float" office:value="-51.5151515151515" calcext:value-type="float">
            <text:p>-51.5151515151515</text:p>
          </table:table-cell>
          <table:table-cell table:style-name="ce15" table:formula="of:=([.AD8]-[.$F8])/[.$F8]*100" office:value-type="string" office:string-value="" calcext:value-type="error">
            <text:p>#DIV/0!</text:p>
          </table:table-cell>
          <table:table-cell table:style-name="ce15" table:formula="of:=([.AE8]-[.$G8])/[.$G8]*100" office:value-type="float" office:value="-23.4567901234568" calcext:value-type="float">
            <text:p>-23.4567901234568</text:p>
          </table:table-cell>
          <table:table-cell table:style-name="ce15" table:formula="of:=([.AB8]-[.H8])/[.H8]*100" office:value-type="float" office:value="-23.6299351797289" calcext:value-type="float">
            <text:p>-23.6299351797289</text:p>
          </table:table-cell>
          <table:table-cell table:style-name="ce15" table:formula="of:=([.AC8]-[.I8])/[.I8]*100" office:value-type="float" office:value="-15.7894736842105" calcext:value-type="float">
            <text:p>-15.7894736842105</text:p>
          </table:table-cell>
          <table:table-cell table:style-name="ce15" table:formula="of:=([.AD8]-[.J8])/[.J8]*100" office:value-type="float" office:value="-0" calcext:value-type="float">
            <text:p>0</text:p>
          </table:table-cell>
          <table:table-cell table:style-name="ce15" table:formula="of:=([.AE8]-[.K8])/[.K8]*100" office:value-type="float" office:value="-28.735632183908" calcext:value-type="float">
            <text:p>-28.735632183908</text:p>
          </table:table-cell>
          <table:table-cell table:style-name="ce13" office:value-type="float" office:value="4686" calcext:value-type="float">
            <text:p>468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6" calcext:value-type="float">
            <text:p>46</text:p>
          </table:table-cell>
          <table:table-cell table:style-name="ce15" table:formula="of:=([.AN8]-[.$D8])/[.$D8]*100" office:value-type="float" office:value="-45.530628850401" calcext:value-type="float">
            <text:p>-45.530628850401</text:p>
          </table:table-cell>
          <table:table-cell table:style-name="ce15" table:formula="of:=([.AO8]-[.$E8])/[.$E8]*100" office:value-type="float" office:value="-48.4848484848485" calcext:value-type="float">
            <text:p>-48.4848484848485</text:p>
          </table:table-cell>
          <table:table-cell table:style-name="ce15" table:formula="of:=([.AP8]-[.$F8])/[.$F8]*100" office:value-type="string" office:string-value="" calcext:value-type="error">
            <text:p>#DIV/0!</text:p>
          </table:table-cell>
          <table:table-cell table:style-name="ce15" table:formula="of:=([.AQ8]-[.$G8])/[.$G8]*100" office:value-type="float" office:value="-43.2098765432099" calcext:value-type="float">
            <text:p>-43.2098765432099</text:p>
          </table:table-cell>
          <table:table-cell table:style-name="ce15" table:formula="of:=([.AN8]-[.H8])/[.H8]*100" office:value-type="float" office:value="-30.9664113140837" calcext:value-type="float">
            <text:p>-30.9664113140837</text:p>
          </table:table-cell>
          <table:table-cell table:style-name="ce15" table:formula="of:=([.AO8]-[.I8])/[.I8]*100" office:value-type="float" office:value="-10.5263157894737" calcext:value-type="float">
            <text:p>-10.5263157894737</text:p>
          </table:table-cell>
          <table:table-cell table:style-name="ce15" table:formula="of:=([.AP8]-[.J8])/[.J8]*100" office:value-type="float" office:value="-0" calcext:value-type="float">
            <text:p>0</text:p>
          </table:table-cell>
          <table:table-cell table:style-name="ce15" table:formula="of:=([.AQ8]-[.K8])/[.K8]*100" office:value-type="float" office:value="-47.1264367816092" calcext:value-type="float">
            <text:p>-47.1264367816092</text:p>
          </table:table-cell>
          <table:table-cell table:style-name="ce13" office:value-type="float" office:value="7604" calcext:value-type="float">
            <text:p>760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5" table:formula="of:=([.AZ8]-[.$D8])/[.$D8]*100" office:value-type="float" office:value="-11.6122282924561" calcext:value-type="float">
            <text:p>-11.6122282924561</text:p>
          </table:table-cell>
          <table:table-cell table:style-name="ce15" table:formula="of:=([.BA8]-[.$E8])/[.$E8]*100" office:value-type="float" office:value="-18.1818181818182" calcext:value-type="float">
            <text:p>-18.1818181818182</text:p>
          </table:table-cell>
          <table:table-cell table:style-name="ce15" table:formula="of:=([.BB8]-[.$F8])/[.$F8]*100" office:value-type="string" office:string-value="" calcext:value-type="error">
            <text:p>#DIV/0!</text:p>
          </table:table-cell>
          <table:table-cell table:style-name="ce15" table:formula="of:=([.BC8]-[.$G8])/[.$G8]*100" office:value-type="float" office:value="-14.8148148148148" calcext:value-type="float">
            <text:p>-14.8148148148148</text:p>
          </table:table-cell>
          <table:table-cell table:style-name="ce15" table:formula="of:=([.AZ8]-[.H8])/[.H8]*100" office:value-type="float" office:value="12.0212139068945" calcext:value-type="float">
            <text:p>12.0212139068945</text:p>
          </table:table-cell>
          <table:table-cell table:style-name="ce15" table:formula="of:=([.BA8]-[.I8])/[.I8]*100" office:value-type="float" office:value="42.1052631578947" calcext:value-type="float">
            <text:p>42.1052631578947</text:p>
          </table:table-cell>
          <table:table-cell table:style-name="ce15" table:formula="of:=([.BB8]-[.J8])/[.J8]*100" office:value-type="float" office:value="-100" calcext:value-type="float">
            <text:p>-100</text:p>
          </table:table-cell>
          <table:table-cell table:style-name="ce15" table:formula="of:=([.BC8]-[.K8])/[.K8]*100" office:value-type="float" office:value="-20.6896551724138" calcext:value-type="float">
            <text:p>-20.6896551724138</text:p>
          </table:table-cell>
        </table:table-row>
        <table:table-row table:style-name="ro1">
          <table:table-cell/>
          <table:table-cell table:style-name="ce6" office:value-type="string" calcext:value-type="string">
            <text:p>Basic Timing No SDC</text:p>
          </table:table-cell>
          <table:table-cell table:style-name="ce6" office:value-type="string" calcext:value-type="string">
            <text:p>mkPktMerge.v</text:p>
          </table:table-cell>
          <table:table-cell table:style-name="ce9" office:value-type="float" office:value="13881" calcext:value-type="float">
            <text:p>1388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9168" calcext:value-type="float">
            <text:p>916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83" calcext:value-type="float">
            <text:p>83</text:p>
          </table:table-cell>
          <table:table-cell table:style-name="ce15" table:formula="of:=([.H9]-[.$D9])/[.$D9]*100" office:value-type="float" office:value="-33.9528852388156" calcext:value-type="float">
            <text:p>-33.9528852388156</text:p>
          </table:table-cell>
          <table:table-cell table:style-name="ce15" table:formula="of:=([.I9]-[.E9])/[.E9]*100" office:value-type="float" office:value="-27.7777777777778" calcext:value-type="float">
            <text:p>-27.7777777777778</text:p>
          </table:table-cell>
          <table:table-cell table:style-name="ce15" table:formula="of:=([.J9]-[.F9])/[.F9]*100" office:value-type="string" office:string-value="" calcext:value-type="error">
            <text:p>#DIV/0!</text:p>
          </table:table-cell>
          <table:table-cell table:style-name="ce15" table:formula="of:=([.K9]-[.G9])/[.G9]*100" office:value-type="float" office:value="-22.4299065420561" calcext:value-type="float">
            <text:p>-22.4299065420561</text:p>
          </table:table-cell>
          <table:table-cell table:style-name="ce13" office:value-type="float" office:value="9502" calcext:value-type="float">
            <text:p>9502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90" calcext:value-type="float">
            <text:p>90</text:p>
          </table:table-cell>
          <table:table-cell table:style-name="ce15" table:formula="of:=([.P9]-[.$D9])/[.$D9]*100" office:value-type="float" office:value="-31.5467185361285" calcext:value-type="float">
            <text:p>-31.5467185361285</text:p>
          </table:table-cell>
          <table:table-cell table:style-name="ce15"/>
          <table:table-cell table:style-name="ce15" table:formula="of:=([.R9]-[.$F9])/[.$F9]*100" office:value-type="string" office:string-value="" calcext:value-type="error">
            <text:p>#DIV/0!</text:p>
          </table:table-cell>
          <table:table-cell table:style-name="ce15" table:formula="of:=([.S9]-[.$G9])/[.$G9]*100" office:value-type="float" office:value="-15.8878504672897" calcext:value-type="float">
            <text:p>-15.8878504672897</text:p>
          </table:table-cell>
          <table:table-cell table:style-name="ce15" table:formula="of:=([.P9]-[.$H9])/[.$H9]*100" office:value-type="float" office:value="3.64310645724258" calcext:value-type="float">
            <text:p>3.64310645724258</text:p>
          </table:table-cell>
          <table:table-cell table:style-name="ce15" table:formula="of:=([.Q9]-[.$I9])/[.$I9]*100" office:value-type="float" office:value="-15.3846153846154" calcext:value-type="float">
            <text:p>-15.3846153846154</text:p>
          </table:table-cell>
          <table:table-cell table:style-name="ce15" table:formula="of:=([.R9]-[.J9])/[.J9]*100" office:value-type="float" office:value="-0" calcext:value-type="float">
            <text:p>0</text:p>
          </table:table-cell>
          <table:table-cell table:style-name="ce15" table:formula="of:=([.S9]-[.K9])/[.K9]*100" office:value-type="float" office:value="8.43373493975904" calcext:value-type="float">
            <text:p>8.43373493975904</text:p>
          </table:table-cell>
          <table:table-cell table:style-name="ce13" office:value-type="float" office:value="8196" calcext:value-type="float">
            <text:p>819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92" calcext:value-type="float">
            <text:p>92</text:p>
          </table:table-cell>
          <table:table-cell table:style-name="ce15" table:formula="of:=([.AB9]-[.$D9])/[.$D9]*100" office:value-type="float" office:value="-40.9552625891506" calcext:value-type="float">
            <text:p>-40.9552625891506</text:p>
          </table:table-cell>
          <table:table-cell table:style-name="ce15" table:formula="of:=([.AC9]-[.$E9])/[.$E9]*100" office:value-type="float" office:value="-44.4444444444444" calcext:value-type="float">
            <text:p>-44.4444444444444</text:p>
          </table:table-cell>
          <table:table-cell table:style-name="ce15" table:formula="of:=([.AD9]-[.$F9])/[.$F9]*100" office:value-type="string" office:string-value="" calcext:value-type="error">
            <text:p>#DIV/0!</text:p>
          </table:table-cell>
          <table:table-cell table:style-name="ce15" table:formula="of:=([.AE9]-[.$G9])/[.$G9]*100" office:value-type="float" office:value="-14.018691588785" calcext:value-type="float">
            <text:p>-14.018691588785</text:p>
          </table:table-cell>
          <table:table-cell table:style-name="ce15" table:formula="of:=([.AB9]-[.H9])/[.H9]*100" office:value-type="float" office:value="-10.6020942408377" calcext:value-type="float">
            <text:p>-10.6020942408377</text:p>
          </table:table-cell>
          <table:table-cell table:style-name="ce15" table:formula="of:=([.AC9]-[.I9])/[.I9]*100" office:value-type="float" office:value="-23.0769230769231" calcext:value-type="float">
            <text:p>-23.0769230769231</text:p>
          </table:table-cell>
          <table:table-cell table:style-name="ce15" table:formula="of:=([.AD9]-[.J9])/[.J9]*100" office:value-type="float" office:value="-0" calcext:value-type="float">
            <text:p>0</text:p>
          </table:table-cell>
          <table:table-cell table:style-name="ce15" table:formula="of:=([.AE9]-[.K9])/[.K9]*100" office:value-type="float" office:value="10.8433734939759" calcext:value-type="float">
            <text:p>10.8433734939759</text:p>
          </table:table-cell>
          <table:table-cell table:style-name="ce13" office:value-type="float" office:value="8818" calcext:value-type="float">
            <text:p>88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77" calcext:value-type="float">
            <text:p>77</text:p>
          </table:table-cell>
          <table:table-cell table:style-name="ce15" table:formula="of:=([.AN9]-[.$D9])/[.$D9]*100" office:value-type="float" office:value="-36.4743174122902" calcext:value-type="float">
            <text:p>-36.4743174122902</text:p>
          </table:table-cell>
          <table:table-cell table:style-name="ce15" table:formula="of:=([.AO9]-[.$E9])/[.$E9]*100" office:value-type="float" office:value="-44.4444444444444" calcext:value-type="float">
            <text:p>-44.4444444444444</text:p>
          </table:table-cell>
          <table:table-cell table:style-name="ce15" table:formula="of:=([.AP9]-[.$F9])/[.$F9]*100" office:value-type="string" office:string-value="" calcext:value-type="error">
            <text:p>#DIV/0!</text:p>
          </table:table-cell>
          <table:table-cell table:style-name="ce15" table:formula="of:=([.AQ9]-[.$G9])/[.$G9]*100" office:value-type="float" office:value="-28.0373831775701" calcext:value-type="float">
            <text:p>-28.0373831775701</text:p>
          </table:table-cell>
          <table:table-cell table:style-name="ce15" table:formula="of:=([.AN9]-[.H9])/[.H9]*100" office:value-type="float" office:value="-3.81762652705061" calcext:value-type="float">
            <text:p>-3.81762652705061</text:p>
          </table:table-cell>
          <table:table-cell table:style-name="ce15" table:formula="of:=([.AO9]-[.I9])/[.I9]*100" office:value-type="float" office:value="-23.0769230769231" calcext:value-type="float">
            <text:p>-23.0769230769231</text:p>
          </table:table-cell>
          <table:table-cell table:style-name="ce15" table:formula="of:=([.AP9]-[.J9])/[.J9]*100" office:value-type="float" office:value="-0" calcext:value-type="float">
            <text:p>0</text:p>
          </table:table-cell>
          <table:table-cell table:style-name="ce15" table:formula="of:=([.AQ9]-[.K9])/[.K9]*100" office:value-type="float" office:value="-7.2289156626506" calcext:value-type="float">
            <text:p>-7.2289156626506</text:p>
          </table:table-cell>
          <table:table-cell table:style-name="ce13" office:value-type="float" office:value="11794" calcext:value-type="float">
            <text:p>1179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4" calcext:value-type="float">
            <text:p>94</text:p>
          </table:table-cell>
          <table:table-cell table:style-name="ce15" table:formula="of:=([.AZ9]-[.$D9])/[.$D9]*100" office:value-type="float" office:value="-15.0349398458324" calcext:value-type="float">
            <text:p>-15.0349398458324</text:p>
          </table:table-cell>
          <table:table-cell table:style-name="ce15" table:formula="of:=([.BA9]-[.$E9])/[.$E9]*100" office:value-type="float" office:value="0" calcext:value-type="float">
            <text:p>0</text:p>
          </table:table-cell>
          <table:table-cell table:style-name="ce15" table:formula="of:=([.BB9]-[.$F9])/[.$F9]*100" office:value-type="string" office:string-value="" calcext:value-type="error">
            <text:p>#DIV/0!</text:p>
          </table:table-cell>
          <table:table-cell table:style-name="ce15" table:formula="of:=([.BC9]-[.$G9])/[.$G9]*100" office:value-type="float" office:value="-12.1495327102804" calcext:value-type="float">
            <text:p>-12.1495327102804</text:p>
          </table:table-cell>
          <table:table-cell table:style-name="ce15" table:formula="of:=([.AZ9]-[.H9])/[.H9]*100" office:value-type="float" office:value="28.6431064572426" calcext:value-type="float">
            <text:p>28.6431064572426</text:p>
          </table:table-cell>
          <table:table-cell table:style-name="ce15" table:formula="of:=([.BA9]-[.I9])/[.I9]*100" office:value-type="float" office:value="38.4615384615385" calcext:value-type="float">
            <text:p>38.4615384615385</text:p>
          </table:table-cell>
          <table:table-cell table:style-name="ce15" table:formula="of:=([.BB9]-[.J9])/[.J9]*100" office:value-type="float" office:value="-100" calcext:value-type="float">
            <text:p>-100</text:p>
          </table:table-cell>
          <table:table-cell table:style-name="ce15" table:formula="of:=([.BC9]-[.K9])/[.K9]*100" office:value-type="float" office:value="13.2530120481928" calcext:value-type="float">
            <text:p>13.2530120481928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Custom Timing</text:p>
          </table:table-cell>
          <table:table-cell table:style-name="ce6" office:value-type="string" calcext:value-type="string">
            <text:p>arm_core.v</text:p>
          </table:table-cell>
          <table:table-cell table:style-name="ce9" office:value-type="float" office:value="196309" calcext:value-type="float">
            <text:p>196309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61491" calcext:value-type="float">
            <text:p>16149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58" calcext:value-type="float">
            <text:p>358</text:p>
          </table:table-cell>
          <table:table-cell table:style-name="ce15" table:formula="of:=([.H10]-[.$D10])/[.$D10]*100" office:value-type="float" office:value="-17.7363238567768" calcext:value-type="float">
            <text:p>-17.7363238567768</text:p>
          </table:table-cell>
          <table:table-cell table:style-name="ce15" table:formula="of:=([.I10]-[.E10])/[.E10]*100" office:value-type="float" office:value="-7.69230769230769" calcext:value-type="float">
            <text:p>-7.69230769230769</text:p>
          </table:table-cell>
          <table:table-cell table:style-name="ce15" table:formula="of:=([.J10]-[.F10])/[.F10]*100" office:value-type="string" office:string-value="" calcext:value-type="error">
            <text:p>#DIV/0!</text:p>
          </table:table-cell>
          <table:table-cell table:style-name="ce15" table:formula="of:=([.K10]-[.G10])/[.G10]*100" office:value-type="float" office:value="-9.13705583756345" calcext:value-type="float">
            <text:p>-9.13705583756345</text:p>
          </table:table-cell>
          <table:table-cell table:style-name="ce13" office:value-type="float" office:value="162845" calcext:value-type="float">
            <text:p>162845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32" calcext:value-type="float">
            <text:p>532</text:p>
          </table:table-cell>
          <table:table-cell table:style-name="ce15" table:formula="of:=([.P10]-[.$D10])/[.$D10]*100" office:value-type="float" office:value="-17.0465949090465" calcext:value-type="float">
            <text:p>-17.0465949090465</text:p>
          </table:table-cell>
          <table:table-cell table:style-name="ce15" table:formula="of:=([.Q10]-[.$E10])/[.$E10]*100" office:value-type="float" office:value="-11.5384615384615" calcext:value-type="float">
            <text:p>-11.5384615384615</text:p>
          </table:table-cell>
          <table:table-cell table:style-name="ce15" table:formula="of:=([.R10]-[.$F10])/[.$F10]*100" office:value-type="string" office:string-value="" calcext:value-type="error">
            <text:p>#DIV/0!</text:p>
          </table:table-cell>
          <table:table-cell table:style-name="ce15" table:formula="of:=([.S10]-[.$G10])/[.$G10]*100" office:value-type="float" office:value="35.0253807106599" calcext:value-type="float">
            <text:p>35.0253807106599</text:p>
          </table:table-cell>
          <table:table-cell table:style-name="ce15" table:formula="of:=([.P10]-[.$H10])/[.$H10]*100" office:value-type="float" office:value="0.838436816912398" calcext:value-type="float">
            <text:p>0.838436816912398</text:p>
          </table:table-cell>
          <table:table-cell table:style-name="ce15" table:formula="of:=([.Q10]-[.$I10])/[.$I10]*100" office:value-type="float" office:value="-4.16666666666667" calcext:value-type="float">
            <text:p>-4.16666666666667</text:p>
          </table:table-cell>
          <table:table-cell table:style-name="ce15" table:formula="of:=([.R10]-[.J10])/[.J10]*100" office:value-type="float" office:value="-0" calcext:value-type="float">
            <text:p>0</text:p>
          </table:table-cell>
          <table:table-cell table:style-name="ce15" table:formula="of:=([.S10]-[.K10])/[.K10]*100" office:value-type="float" office:value="48.6033519553073" calcext:value-type="float">
            <text:p>48.6033519553073</text:p>
          </table:table-cell>
          <table:table-cell table:style-name="ce13" office:value-type="float" office:value="139769" calcext:value-type="float">
            <text:p>139769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38" calcext:value-type="float">
            <text:p>338</text:p>
          </table:table-cell>
          <table:table-cell table:style-name="ce15" table:formula="of:=([.AB10]-[.$D10])/[.$D10]*100" office:value-type="float" office:value="-28.8015322781941" calcext:value-type="float">
            <text:p>-28.8015322781941</text:p>
          </table:table-cell>
          <table:table-cell table:style-name="ce15" table:formula="of:=([.AC10]-[.$E10])/[.$E10]*100" office:value-type="float" office:value="-25" calcext:value-type="float">
            <text:p>-25</text:p>
          </table:table-cell>
          <table:table-cell table:style-name="ce15" table:formula="of:=([.AD10]-[.$F10])/[.$F10]*100" office:value-type="string" office:string-value="" calcext:value-type="error">
            <text:p>#DIV/0!</text:p>
          </table:table-cell>
          <table:table-cell table:style-name="ce15" table:formula="of:=([.AE10]-[.$G10])/[.$G10]*100" office:value-type="float" office:value="-14.2131979695432" calcext:value-type="float">
            <text:p>-14.2131979695432</text:p>
          </table:table-cell>
          <table:table-cell table:style-name="ce15" table:formula="of:=([.AB10]-[.H10])/[.H10]*100" office:value-type="float" office:value="-13.4509043847645" calcext:value-type="float">
            <text:p>-13.4509043847645</text:p>
          </table:table-cell>
          <table:table-cell table:style-name="ce15" table:formula="of:=([.AC10]-[.I10])/[.I10]*100" office:value-type="float" office:value="-18.75" calcext:value-type="float">
            <text:p>-18.75</text:p>
          </table:table-cell>
          <table:table-cell table:style-name="ce15" table:formula="of:=([.AD10]-[.J10])/[.J10]*100" office:value-type="float" office:value="-0" calcext:value-type="float">
            <text:p>0</text:p>
          </table:table-cell>
          <table:table-cell table:style-name="ce15" table:formula="of:=([.AE10]-[.K10])/[.K10]*100" office:value-type="float" office:value="-5.58659217877095" calcext:value-type="float">
            <text:p>-5.58659217877095</text:p>
          </table:table-cell>
          <table:table-cell table:style-name="ce13" office:value-type="float" office:value="141681" calcext:value-type="float">
            <text:p>14168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21" calcext:value-type="float">
            <text:p>321</text:p>
          </table:table-cell>
          <table:table-cell table:style-name="ce15" table:formula="of:=([.AN10]-[.$D10])/[.$D10]*100" office:value-type="float" office:value="-27.8275575750475" calcext:value-type="float">
            <text:p>-27.8275575750475</text:p>
          </table:table-cell>
          <table:table-cell table:style-name="ce15" table:formula="of:=([.AO10]-[.$E10])/[.$E10]*100" office:value-type="float" office:value="-26.9230769230769" calcext:value-type="float">
            <text:p>-26.9230769230769</text:p>
          </table:table-cell>
          <table:table-cell table:style-name="ce15" table:formula="of:=([.AP10]-[.$F10])/[.$F10]*100" office:value-type="string" office:string-value="" calcext:value-type="error">
            <text:p>#DIV/0!</text:p>
          </table:table-cell>
          <table:table-cell table:style-name="ce15" table:formula="of:=([.AQ10]-[.$G10])/[.$G10]*100" office:value-type="float" office:value="-18.5279187817259" calcext:value-type="float">
            <text:p>-18.5279187817259</text:p>
          </table:table-cell>
          <table:table-cell table:style-name="ce15" table:formula="of:=([.AN10]-[.H10])/[.H10]*100" office:value-type="float" office:value="-12.2669374763919" calcext:value-type="float">
            <text:p>-12.2669374763919</text:p>
          </table:table-cell>
          <table:table-cell table:style-name="ce15" table:formula="of:=([.AO10]-[.I10])/[.I10]*100" office:value-type="float" office:value="-20.8333333333333" calcext:value-type="float">
            <text:p>-20.8333333333333</text:p>
          </table:table-cell>
          <table:table-cell table:style-name="ce15" table:formula="of:=([.AP10]-[.J10])/[.J10]*100" office:value-type="float" office:value="-0" calcext:value-type="float">
            <text:p>0</text:p>
          </table:table-cell>
          <table:table-cell table:style-name="ce15" table:formula="of:=([.AQ10]-[.K10])/[.K10]*100" office:value-type="float" office:value="-10.3351955307263" calcext:value-type="float">
            <text:p>-10.3351955307263</text:p>
          </table:table-cell>
          <table:table-cell table:style-name="ce13" office:value-type="float" office:value="179392" calcext:value-type="float">
            <text:p>179392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3" calcext:value-type="float">
            <text:p>423</text:p>
          </table:table-cell>
          <table:table-cell table:style-name="ce15" table:formula="of:=([.AZ10]-[.$D10])/[.$D10]*100" office:value-type="float" office:value="-8.61753663866659" calcext:value-type="float">
            <text:p>-8.61753663866659</text:p>
          </table:table-cell>
          <table:table-cell table:style-name="ce15" table:formula="of:=([.BA10]-[.$E10])/[.$E10]*100" office:value-type="float" office:value="-7.69230769230769" calcext:value-type="float">
            <text:p>-7.69230769230769</text:p>
          </table:table-cell>
          <table:table-cell table:style-name="ce15" table:formula="of:=([.BB10]-[.$F10])/[.$F10]*100" office:value-type="string" office:string-value="" calcext:value-type="error">
            <text:p>#DIV/0!</text:p>
          </table:table-cell>
          <table:table-cell table:style-name="ce15" table:formula="of:=([.BC10]-[.$G10])/[.$G10]*100" office:value-type="float" office:value="7.36040609137056" calcext:value-type="float">
            <text:p>7.36040609137056</text:p>
          </table:table-cell>
          <table:table-cell table:style-name="ce15" table:formula="of:=([.AZ10]-[.H10])/[.H10]*100" office:value-type="float" office:value="11.084828256683" calcext:value-type="float">
            <text:p>11.084828256683</text:p>
          </table:table-cell>
          <table:table-cell table:style-name="ce15" table:formula="of:=([.BA10]-[.I10])/[.I10]*100" office:value-type="float" office:value="0" calcext:value-type="float">
            <text:p>0</text:p>
          </table:table-cell>
          <table:table-cell table:style-name="ce15" table:formula="of:=([.BB10]-[.J10])/[.J10]*100" office:value-type="float" office:value="-100" calcext:value-type="float">
            <text:p>-100</text:p>
          </table:table-cell>
          <table:table-cell table:style-name="ce15" table:formula="of:=([.BC10]-[.K10])/[.K10]*100" office:value-type="float" office:value="18.1564245810056" calcext:value-type="float">
            <text:p>18.1564245810056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stereovision0.v</text:p>
          </table:table-cell>
          <table:table-cell table:style-name="ce9" office:value-type="float" office:value="60639" calcext:value-type="float">
            <text:p>6063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89" calcext:value-type="float">
            <text:p>689</text:p>
          </table:table-cell>
          <table:table-cell table:style-name="ce9" office:value-type="float" office:value="38190" calcext:value-type="float">
            <text:p>3819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478" calcext:value-type="float">
            <text:p>478</text:p>
          </table:table-cell>
          <table:table-cell table:style-name="ce15" table:formula="of:=([.H11]-[.$D11])/[.$D11]*100" office:value-type="float" office:value="-37.0207292336615" calcext:value-type="float">
            <text:p>-37.0207292336615</text:p>
          </table:table-cell>
          <table:table-cell table:style-name="ce15" table:formula="of:=([.I11]-[.E11])/[.E11]*100" office:value-type="float" office:value="-16.6666666666667" calcext:value-type="float">
            <text:p>-16.6666666666667</text:p>
          </table:table-cell>
          <table:table-cell table:style-name="ce15" table:formula="of:=([.J11]-[.F11])/[.F11]*100" office:value-type="string" office:string-value="" calcext:value-type="error">
            <text:p>#DIV/0!</text:p>
          </table:table-cell>
          <table:table-cell table:style-name="ce15" table:formula="of:=([.K11]-[.G11])/[.G11]*100" office:value-type="float" office:value="-30.6240928882438" calcext:value-type="float">
            <text:p>-30.6240928882438</text:p>
          </table:table-cell>
          <table:table-cell table:style-name="ce13" office:value-type="float" office:value="38108" calcext:value-type="float">
            <text:p>3810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22" calcext:value-type="float">
            <text:p>522</text:p>
          </table:table-cell>
          <table:table-cell table:style-name="ce15" table:formula="of:=([.P11]-[.$D11])/[.$D11]*100" office:value-type="float" office:value="-37.1559557380564" calcext:value-type="float">
            <text:p>-37.1559557380564</text:p>
          </table:table-cell>
          <table:table-cell table:style-name="ce15" table:formula="of:=([.Q11]-[.$E11])/[.$E11]*100" office:value-type="float" office:value="-20.8333333333333" calcext:value-type="float">
            <text:p>-20.8333333333333</text:p>
          </table:table-cell>
          <table:table-cell table:style-name="ce15" table:formula="of:=([.R11]-[.$F11])/[.$F11]*100" office:value-type="string" office:string-value="" calcext:value-type="error">
            <text:p>#DIV/0!</text:p>
          </table:table-cell>
          <table:table-cell table:style-name="ce15" table:formula="of:=([.S11]-[.$G11])/[.$G11]*100" office:value-type="float" office:value="-24.2380261248186" calcext:value-type="float">
            <text:p>-24.2380261248186</text:p>
          </table:table-cell>
          <table:table-cell table:style-name="ce15" table:formula="of:=([.P11]-[.$H11])/[.$H11]*100" office:value-type="float" office:value="-0.214715894213145" calcext:value-type="float">
            <text:p>-0.214715894213145</text:p>
          </table:table-cell>
          <table:table-cell table:style-name="ce15" table:formula="of:=([.Q11]-[.$I11])/[.$I11]*100" office:value-type="float" office:value="-5" calcext:value-type="float">
            <text:p>-5</text:p>
          </table:table-cell>
          <table:table-cell table:style-name="ce15" table:formula="of:=([.R11]-[.J11])/[.J11]*100" office:value-type="float" office:value="-0" calcext:value-type="float">
            <text:p>0</text:p>
          </table:table-cell>
          <table:table-cell table:style-name="ce15" table:formula="of:=([.S11]-[.K11])/[.K11]*100" office:value-type="float" office:value="9.20502092050209" calcext:value-type="float">
            <text:p>9.20502092050209</text:p>
          </table:table-cell>
          <table:table-cell table:style-name="ce13" office:value-type="float" office:value="34528" calcext:value-type="float">
            <text:p>345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14" calcext:value-type="float">
            <text:p>414</text:p>
          </table:table-cell>
          <table:table-cell table:style-name="ce15" table:formula="of:=([.AB11]-[.$D11])/[.$D11]*100" office:value-type="float" office:value="-43.0597470274906" calcext:value-type="float">
            <text:p>-43.0597470274906</text:p>
          </table:table-cell>
          <table:table-cell table:style-name="ce15" table:formula="of:=([.AC11]-[.$E11])/[.$E11]*100" office:value-type="float" office:value="-29.1666666666667" calcext:value-type="float">
            <text:p>-29.1666666666667</text:p>
          </table:table-cell>
          <table:table-cell table:style-name="ce15" table:formula="of:=([.AD11]-[.$F11])/[.$F11]*100" office:value-type="string" office:string-value="" calcext:value-type="error">
            <text:p>#DIV/0!</text:p>
          </table:table-cell>
          <table:table-cell table:style-name="ce15" table:formula="of:=([.AE11]-[.$G11])/[.$G11]*100" office:value-type="float" office:value="-39.9129172714078" calcext:value-type="float">
            <text:p>-39.9129172714078</text:p>
          </table:table-cell>
          <table:table-cell table:style-name="ce15" table:formula="of:=([.AB11]-[.H11])/[.H11]*100" office:value-type="float" office:value="-9.58889761717727" calcext:value-type="float">
            <text:p>-9.58889761717727</text:p>
          </table:table-cell>
          <table:table-cell table:style-name="ce15" table:formula="of:=([.AC11]-[.I11])/[.I11]*100" office:value-type="float" office:value="-15" calcext:value-type="float">
            <text:p>-15</text:p>
          </table:table-cell>
          <table:table-cell table:style-name="ce15" table:formula="of:=([.AD11]-[.J11])/[.J11]*100" office:value-type="float" office:value="-0" calcext:value-type="float">
            <text:p>0</text:p>
          </table:table-cell>
          <table:table-cell table:style-name="ce15" table:formula="of:=([.AE11]-[.K11])/[.K11]*100" office:value-type="float" office:value="-13.3891213389121" calcext:value-type="float">
            <text:p>-13.3891213389121</text:p>
          </table:table-cell>
          <table:table-cell table:style-name="ce13" office:value-type="float" office:value="35574" calcext:value-type="float">
            <text:p>3557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02" calcext:value-type="float">
            <text:p>402</text:p>
          </table:table-cell>
          <table:table-cell table:style-name="ce15" table:formula="of:=([.AN11]-[.$D11])/[.$D11]*100" office:value-type="float" office:value="-41.3347845446" calcext:value-type="float">
            <text:p>-41.3347845446</text:p>
          </table:table-cell>
          <table:table-cell table:style-name="ce15" table:formula="of:=([.AO11]-[.$E11])/[.$E11]*100" office:value-type="float" office:value="-25" calcext:value-type="float">
            <text:p>-25</text:p>
          </table:table-cell>
          <table:table-cell table:style-name="ce15" table:formula="of:=([.AP11]-[.$F11])/[.$F11]*100" office:value-type="string" office:string-value="" calcext:value-type="error">
            <text:p>#DIV/0!</text:p>
          </table:table-cell>
          <table:table-cell table:style-name="ce15" table:formula="of:=([.AQ11]-[.$G11])/[.$G11]*100" office:value-type="float" office:value="-41.6545718432511" calcext:value-type="float">
            <text:p>-41.6545718432511</text:p>
          </table:table-cell>
          <table:table-cell table:style-name="ce15" table:formula="of:=([.AN11]-[.H11])/[.H11]*100" office:value-type="float" office:value="-6.84996072270228" calcext:value-type="float">
            <text:p>-6.84996072270228</text:p>
          </table:table-cell>
          <table:table-cell table:style-name="ce15" table:formula="of:=([.AO11]-[.I11])/[.I11]*100" office:value-type="float" office:value="-10" calcext:value-type="float">
            <text:p>-10</text:p>
          </table:table-cell>
          <table:table-cell table:style-name="ce15" table:formula="of:=([.AP11]-[.J11])/[.J11]*100" office:value-type="float" office:value="-0" calcext:value-type="float">
            <text:p>0</text:p>
          </table:table-cell>
          <table:table-cell table:style-name="ce15" table:formula="of:=([.AQ11]-[.K11])/[.K11]*100" office:value-type="float" office:value="-15.8995815899582" calcext:value-type="float">
            <text:p>-15.8995815899582</text:p>
          </table:table-cell>
          <table:table-cell table:style-name="ce13" office:value-type="float" office:value="57015" calcext:value-type="float">
            <text:p>57015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36" calcext:value-type="float">
            <text:p>536</text:p>
          </table:table-cell>
          <table:table-cell table:style-name="ce15" table:formula="of:=([.AZ11]-[.$D11])/[.$D11]*100" office:value-type="float" office:value="-5.97635185276802" calcext:value-type="float">
            <text:p>-5.97635185276802</text:p>
          </table:table-cell>
          <table:table-cell table:style-name="ce15" table:formula="of:=([.BA11]-[.$E11])/[.$E11]*100" office:value-type="float" office:value="0" calcext:value-type="float">
            <text:p>0</text:p>
          </table:table-cell>
          <table:table-cell table:style-name="ce15" table:formula="of:=([.BB11]-[.$F11])/[.$F11]*100" office:value-type="string" office:string-value="" calcext:value-type="error">
            <text:p>#DIV/0!</text:p>
          </table:table-cell>
          <table:table-cell table:style-name="ce15" table:formula="of:=([.BC11]-[.$G11])/[.$G11]*100" office:value-type="float" office:value="-22.2060957910015" calcext:value-type="float">
            <text:p>-22.2060957910015</text:p>
          </table:table-cell>
          <table:table-cell table:style-name="ce15" table:formula="of:=([.AZ11]-[.H11])/[.H11]*100" office:value-type="float" office:value="49.2930086410055" calcext:value-type="float">
            <text:p>49.2930086410055</text:p>
          </table:table-cell>
          <table:table-cell table:style-name="ce15" table:formula="of:=([.BA11]-[.I11])/[.I11]*100" office:value-type="float" office:value="20" calcext:value-type="float">
            <text:p>20</text:p>
          </table:table-cell>
          <table:table-cell table:style-name="ce15" table:formula="of:=([.BB11]-[.J11])/[.J11]*100" office:value-type="float" office:value="-100" calcext:value-type="float">
            <text:p>-100</text:p>
          </table:table-cell>
          <table:table-cell table:style-name="ce15" table:formula="of:=([.BC11]-[.K11])/[.K11]*100" office:value-type="float" office:value="12.1338912133891" calcext:value-type="float">
            <text:p>12.1338912133891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raygentop.v</text:p>
          </table:table-cell>
          <table:table-cell table:style-name="ce9" office:value-type="float" office:value="21785" calcext:value-type="float">
            <text:p>21785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14335" calcext:value-type="float">
            <text:p>1433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27" calcext:value-type="float">
            <text:p>227</text:p>
          </table:table-cell>
          <table:table-cell table:style-name="ce15" table:formula="of:=([.H12]-[.$D12])/[.$D12]*100" office:value-type="float" office:value="-34.1978425522148" calcext:value-type="float">
            <text:p>-34.1978425522148</text:p>
          </table:table-cell>
          <table:table-cell table:style-name="ce15" table:formula="of:=([.I12]-[.E12])/[.E12]*100" office:value-type="float" office:value="-15.3846153846154" calcext:value-type="float">
            <text:p>-15.3846153846154</text:p>
          </table:table-cell>
          <table:table-cell table:style-name="ce15" table:formula="of:=([.J12]-[.F12])/[.F12]*100" office:value-type="string" office:string-value="" calcext:value-type="error">
            <text:p>#DIV/0!</text:p>
          </table:table-cell>
          <table:table-cell table:style-name="ce15" table:formula="of:=([.K12]-[.G12])/[.G12]*100" office:value-type="float" office:value="-15.6133828996283" calcext:value-type="float">
            <text:p>-15.6133828996283</text:p>
          </table:table-cell>
          <table:table-cell table:style-name="ce13" office:value-type="float" office:value="13883" calcext:value-type="float">
            <text:p>1388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22" calcext:value-type="float">
            <text:p>222</text:p>
          </table:table-cell>
          <table:table-cell table:style-name="ce15" table:formula="of:=([.P12]-[.$D12])/[.$D12]*100" office:value-type="float" office:value="-36.2726646775304" calcext:value-type="float">
            <text:p>-36.2726646775304</text:p>
          </table:table-cell>
          <table:table-cell table:style-name="ce15" table:formula="of:=([.Q12]-[.$E12])/[.$E12]*100" office:value-type="float" office:value="-23.0769230769231" calcext:value-type="float">
            <text:p>-23.0769230769231</text:p>
          </table:table-cell>
          <table:table-cell table:style-name="ce15" table:formula="of:=([.R12]-[.$F12])/[.$F12]*100" office:value-type="string" office:string-value="" calcext:value-type="error">
            <text:p>#DIV/0!</text:p>
          </table:table-cell>
          <table:table-cell table:style-name="ce15" table:formula="of:=([.S12]-[.$G12])/[.$G12]*100" office:value-type="float" office:value="-17.4721189591078" calcext:value-type="float">
            <text:p>-17.4721189591078</text:p>
          </table:table-cell>
          <table:table-cell table:style-name="ce15" table:formula="of:=([.P12]-[.$H12])/[.$H12]*100" office:value-type="float" office:value="-3.15312173003139" calcext:value-type="float">
            <text:p>-3.15312173003139</text:p>
          </table:table-cell>
          <table:table-cell table:style-name="ce15" table:formula="of:=([.Q12]-[.$I12])/[.$I12]*100" office:value-type="float" office:value="-9.09090909090909" calcext:value-type="float">
            <text:p>-9.09090909090909</text:p>
          </table:table-cell>
          <table:table-cell table:style-name="ce15" table:formula="of:=([.R12]-[.J12])/[.J12]*100" office:value-type="float" office:value="-0" calcext:value-type="float">
            <text:p>0</text:p>
          </table:table-cell>
          <table:table-cell table:style-name="ce15" table:formula="of:=([.S12]-[.K12])/[.K12]*100" office:value-type="float" office:value="-2.20264317180617" calcext:value-type="float">
            <text:p>-2.20264317180617</text:p>
          </table:table-cell>
          <table:table-cell table:style-name="ce13" office:value-type="float" office:value="10743" calcext:value-type="float">
            <text:p>1074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20" calcext:value-type="float">
            <text:p>120</text:p>
          </table:table-cell>
          <table:table-cell table:style-name="ce15" table:formula="of:=([.AB12]-[.$D12])/[.$D12]*100" office:value-type="float" office:value="-50.6862520082626" calcext:value-type="float">
            <text:p>-50.6862520082626</text:p>
          </table:table-cell>
          <table:table-cell table:style-name="ce15" table:formula="of:=([.AC12]-[.$E12])/[.$E12]*100" office:value-type="float" office:value="-30.7692307692308" calcext:value-type="float">
            <text:p>-30.7692307692308</text:p>
          </table:table-cell>
          <table:table-cell table:style-name="ce15" table:formula="of:=([.AD12]-[.$F12])/[.$F12]*100" office:value-type="string" office:string-value="" calcext:value-type="error">
            <text:p>#DIV/0!</text:p>
          </table:table-cell>
          <table:table-cell table:style-name="ce15" table:formula="of:=([.AE12]-[.$G12])/[.$G12]*100" office:value-type="float" office:value="-55.3903345724907" calcext:value-type="float">
            <text:p>-55.3903345724907</text:p>
          </table:table-cell>
          <table:table-cell table:style-name="ce15" table:formula="of:=([.AB12]-[.H12])/[.H12]*100" office:value-type="float" office:value="-25.0575514475061" calcext:value-type="float">
            <text:p>-25.0575514475061</text:p>
          </table:table-cell>
          <table:table-cell table:style-name="ce15" table:formula="of:=([.AC12]-[.I12])/[.I12]*100" office:value-type="float" office:value="-18.1818181818182" calcext:value-type="float">
            <text:p>-18.1818181818182</text:p>
          </table:table-cell>
          <table:table-cell table:style-name="ce15" table:formula="of:=([.AD12]-[.J12])/[.J12]*100" office:value-type="float" office:value="-0" calcext:value-type="float">
            <text:p>0</text:p>
          </table:table-cell>
          <table:table-cell table:style-name="ce15" table:formula="of:=([.AE12]-[.K12])/[.K12]*100" office:value-type="float" office:value="-47.136563876652" calcext:value-type="float">
            <text:p>-47.136563876652</text:p>
          </table:table-cell>
          <table:table-cell table:style-name="ce13" office:value-type="float" office:value="11111" calcext:value-type="float">
            <text:p>1111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48" calcext:value-type="float">
            <text:p>148</text:p>
          </table:table-cell>
          <table:table-cell table:style-name="ce15" table:formula="of:=([.AN12]-[.$D12])/[.$D12]*100" office:value-type="float" office:value="-48.9970162956162" calcext:value-type="float">
            <text:p>-48.9970162956162</text:p>
          </table:table-cell>
          <table:table-cell table:style-name="ce15" table:formula="of:=([.AO12]-[.$E12])/[.$E12]*100" office:value-type="float" office:value="-34.6153846153846" calcext:value-type="float">
            <text:p>-34.6153846153846</text:p>
          </table:table-cell>
          <table:table-cell table:style-name="ce15" table:formula="of:=([.AP12]-[.$F12])/[.$F12]*100" office:value-type="string" office:string-value="" calcext:value-type="error">
            <text:p>#DIV/0!</text:p>
          </table:table-cell>
          <table:table-cell table:style-name="ce15" table:formula="of:=([.AQ12]-[.$G12])/[.$G12]*100" office:value-type="float" office:value="-44.9814126394052" calcext:value-type="float">
            <text:p>-44.9814126394052</text:p>
          </table:table-cell>
          <table:table-cell table:style-name="ce15" table:formula="of:=([.AN12]-[.H12])/[.H12]*100" office:value-type="float" office:value="-22.4904080920823" calcext:value-type="float">
            <text:p>-22.4904080920823</text:p>
          </table:table-cell>
          <table:table-cell table:style-name="ce15" table:formula="of:=([.AO12]-[.I12])/[.I12]*100" office:value-type="float" office:value="-22.7272727272727" calcext:value-type="float">
            <text:p>-22.7272727272727</text:p>
          </table:table-cell>
          <table:table-cell table:style-name="ce15" table:formula="of:=([.AP12]-[.J12])/[.J12]*100" office:value-type="float" office:value="-0" calcext:value-type="float">
            <text:p>0</text:p>
          </table:table-cell>
          <table:table-cell table:style-name="ce15" table:formula="of:=([.AQ12]-[.K12])/[.K12]*100" office:value-type="float" office:value="-34.8017621145374" calcext:value-type="float">
            <text:p>-34.8017621145374</text:p>
          </table:table-cell>
          <table:table-cell table:style-name="ce13" office:value-type="float" office:value="16799" calcext:value-type="float">
            <text:p>16799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2" calcext:value-type="float">
            <text:p>162</text:p>
          </table:table-cell>
          <table:table-cell table:style-name="ce15" table:formula="of:=([.AZ12]-[.$D12])/[.$D12]*100" office:value-type="float" office:value="-22.887307780583" calcext:value-type="float">
            <text:p>-22.887307780583</text:p>
          </table:table-cell>
          <table:table-cell table:style-name="ce15" table:formula="of:=([.BA12]-[.$E12])/[.$E12]*100" office:value-type="float" office:value="3.84615384615385" calcext:value-type="float">
            <text:p>3.84615384615385</text:p>
          </table:table-cell>
          <table:table-cell table:style-name="ce15" table:formula="of:=([.BB12]-[.$F12])/[.$F12]*100" office:value-type="string" office:string-value="" calcext:value-type="error">
            <text:p>#DIV/0!</text:p>
          </table:table-cell>
          <table:table-cell table:style-name="ce15" table:formula="of:=([.BC12]-[.$G12])/[.$G12]*100" office:value-type="float" office:value="-39.7769516728624" calcext:value-type="float">
            <text:p>-39.7769516728624</text:p>
          </table:table-cell>
          <table:table-cell table:style-name="ce15" table:formula="of:=([.AZ12]-[.H12])/[.H12]*100" office:value-type="float" office:value="17.1886989884897" calcext:value-type="float">
            <text:p>17.1886989884897</text:p>
          </table:table-cell>
          <table:table-cell table:style-name="ce15" table:formula="of:=([.BA12]-[.I12])/[.I12]*100" office:value-type="float" office:value="22.7272727272727" calcext:value-type="float">
            <text:p>22.7272727272727</text:p>
          </table:table-cell>
          <table:table-cell table:style-name="ce15" table:formula="of:=([.BB12]-[.J12])/[.J12]*100" office:value-type="float" office:value="-100" calcext:value-type="float">
            <text:p>-100</text:p>
          </table:table-cell>
          <table:table-cell table:style-name="ce15" table:formula="of:=([.BC12]-[.K12])/[.K12]*100" office:value-type="float" office:value="-28.6343612334802" calcext:value-type="float">
            <text:p>-28.6343612334802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or1200.v</text:p>
          </table:table-cell>
          <table:table-cell table:style-name="ce9" office:value-type="float" office:value="43509" calcext:value-type="float">
            <text:p>4350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1796" calcext:value-type="float">
            <text:p>41796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48" calcext:value-type="float">
            <text:p>548</text:p>
          </table:table-cell>
          <table:table-cell table:style-name="ce15" table:formula="of:=([.H13]-[.$D13])/[.$D13]*100" office:value-type="float" office:value="-3.93711645866372" calcext:value-type="float">
            <text:p>-3.93711645866372</text:p>
          </table:table-cell>
          <table:table-cell table:style-name="ce15" table:formula="of:=([.I13]-[.E13])/[.E13]*100" office:value-type="float" office:value="-30.6122448979592" calcext:value-type="float">
            <text:p>-30.6122448979592</text:p>
          </table:table-cell>
          <table:table-cell table:style-name="ce15" table:formula="of:=([.J13]-[.F13])/[.F13]*100" office:value-type="string" office:string-value="" calcext:value-type="error">
            <text:p>#DIV/0!</text:p>
          </table:table-cell>
          <table:table-cell table:style-name="ce15" table:formula="of:=([.K13]-[.G13])/[.G13]*100" office:value-type="float" office:value="37.34335839599" calcext:value-type="float">
            <text:p>37.34335839599</text:p>
          </table:table-cell>
          <table:table-cell table:style-name="ce13" office:value-type="float" office:value="40311" calcext:value-type="float">
            <text:p>40311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416" calcext:value-type="float">
            <text:p>416</text:p>
          </table:table-cell>
          <table:table-cell table:style-name="ce15" table:formula="of:=([.P13]-[.$D13])/[.$D13]*100" office:value-type="float" office:value="-7.35020340619182" calcext:value-type="float">
            <text:p>-7.35020340619182</text:p>
          </table:table-cell>
          <table:table-cell table:style-name="ce15" table:formula="of:=([.Q13]-[.$E13])/[.$E13]*100" office:value-type="float" office:value="-32.6530612244898" calcext:value-type="float">
            <text:p>-32.6530612244898</text:p>
          </table:table-cell>
          <table:table-cell table:style-name="ce15" table:formula="of:=([.R13]-[.$F13])/[.$F13]*100" office:value-type="string" office:string-value="" calcext:value-type="error">
            <text:p>#DIV/0!</text:p>
          </table:table-cell>
          <table:table-cell table:style-name="ce15" table:formula="of:=([.S13]-[.$G13])/[.$G13]*100" office:value-type="float" office:value="4.26065162907268" calcext:value-type="float">
            <text:p>4.26065162907268</text:p>
          </table:table-cell>
          <table:table-cell table:style-name="ce15" table:formula="of:=([.P13]-[.$H13])/[.$H13]*100" office:value-type="float" office:value="-3.55297157622739" calcext:value-type="float">
            <text:p>-3.55297157622739</text:p>
          </table:table-cell>
          <table:table-cell table:style-name="ce15" table:formula="of:=([.Q13]-[.$I13])/[.$I13]*100" office:value-type="float" office:value="-2.94117647058823" calcext:value-type="float">
            <text:p>-2.94117647058823</text:p>
          </table:table-cell>
          <table:table-cell table:style-name="ce15" table:formula="of:=([.R13]-[.J13])/[.J13]*100" office:value-type="float" office:value="-0" calcext:value-type="float">
            <text:p>0</text:p>
          </table:table-cell>
          <table:table-cell table:style-name="ce15" table:formula="of:=([.S13]-[.K13])/[.K13]*100" office:value-type="float" office:value="-24.0875912408759" calcext:value-type="float">
            <text:p>-24.0875912408759</text:p>
          </table:table-cell>
          <table:table-cell table:style-name="ce13" office:value-type="float" office:value="30949" calcext:value-type="float">
            <text:p>3094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46" calcext:value-type="float">
            <text:p>246</text:p>
          </table:table-cell>
          <table:table-cell table:style-name="ce15" table:formula="of:=([.AB13]-[.$D13])/[.$D13]*100" office:value-type="float" office:value="-28.8675906134363" calcext:value-type="float">
            <text:p>-28.8675906134363</text:p>
          </table:table-cell>
          <table:table-cell table:style-name="ce15" table:formula="of:=([.AC13]-[.$E13])/[.$E13]*100" office:value-type="float" office:value="-36.734693877551" calcext:value-type="float">
            <text:p>-36.734693877551</text:p>
          </table:table-cell>
          <table:table-cell table:style-name="ce15" table:formula="of:=([.AD13]-[.$F13])/[.$F13]*100" office:value-type="string" office:string-value="" calcext:value-type="error">
            <text:p>#DIV/0!</text:p>
          </table:table-cell>
          <table:table-cell table:style-name="ce15" table:formula="of:=([.AE13]-[.$G13])/[.$G13]*100" office:value-type="float" office:value="-38.3458646616541" calcext:value-type="float">
            <text:p>-38.3458646616541</text:p>
          </table:table-cell>
          <table:table-cell table:style-name="ce15" table:formula="of:=([.AB13]-[.H13])/[.H13]*100" office:value-type="float" office:value="-25.952244233898" calcext:value-type="float">
            <text:p>-25.952244233898</text:p>
          </table:table-cell>
          <table:table-cell table:style-name="ce15" table:formula="of:=([.AC13]-[.I13])/[.I13]*100" office:value-type="float" office:value="-8.82352941176471" calcext:value-type="float">
            <text:p>-8.82352941176471</text:p>
          </table:table-cell>
          <table:table-cell table:style-name="ce15" table:formula="of:=([.AD13]-[.J13])/[.J13]*100" office:value-type="float" office:value="-0" calcext:value-type="float">
            <text:p>0</text:p>
          </table:table-cell>
          <table:table-cell table:style-name="ce15" table:formula="of:=([.AE13]-[.K13])/[.K13]*100" office:value-type="float" office:value="-55.1094890510949" calcext:value-type="float">
            <text:p>-55.1094890510949</text:p>
          </table:table-cell>
          <table:table-cell table:style-name="ce13" office:value-type="float" office:value="32254" calcext:value-type="float">
            <text:p>3225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61" calcext:value-type="float">
            <text:p>261</text:p>
          </table:table-cell>
          <table:table-cell table:style-name="ce15" table:formula="of:=([.AN13]-[.$D13])/[.$D13]*100" office:value-type="float" office:value="-25.8682111746995" calcext:value-type="float">
            <text:p>-25.8682111746995</text:p>
          </table:table-cell>
          <table:table-cell table:style-name="ce15" table:formula="of:=([.AO13]-[.$E13])/[.$E13]*100" office:value-type="float" office:value="-46.9387755102041" calcext:value-type="float">
            <text:p>-46.9387755102041</text:p>
          </table:table-cell>
          <table:table-cell table:style-name="ce15" table:formula="of:=([.AP13]-[.$F13])/[.$F13]*100" office:value-type="string" office:string-value="" calcext:value-type="error">
            <text:p>#DIV/0!</text:p>
          </table:table-cell>
          <table:table-cell table:style-name="ce15" table:formula="of:=([.AQ13]-[.$G13])/[.$G13]*100" office:value-type="float" office:value="-34.5864661654135" calcext:value-type="float">
            <text:p>-34.5864661654135</text:p>
          </table:table-cell>
          <table:table-cell table:style-name="ce15" table:formula="of:=([.AN13]-[.H13])/[.H13]*100" office:value-type="float" office:value="-22.8299358790315" calcext:value-type="float">
            <text:p>-22.8299358790315</text:p>
          </table:table-cell>
          <table:table-cell table:style-name="ce15" table:formula="of:=([.AO13]-[.I13])/[.I13]*100" office:value-type="float" office:value="-23.5294117647059" calcext:value-type="float">
            <text:p>-23.5294117647059</text:p>
          </table:table-cell>
          <table:table-cell table:style-name="ce15" table:formula="of:=([.AP13]-[.J13])/[.J13]*100" office:value-type="float" office:value="-0" calcext:value-type="float">
            <text:p>0</text:p>
          </table:table-cell>
          <table:table-cell table:style-name="ce15" table:formula="of:=([.AQ13]-[.K13])/[.K13]*100" office:value-type="float" office:value="-52.3722627737226" calcext:value-type="float">
            <text:p>-52.3722627737226</text:p>
          </table:table-cell>
          <table:table-cell table:style-name="ce13" office:value-type="float" office:value="40375" calcext:value-type="float">
            <text:p>4037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5" calcext:value-type="float">
            <text:p>345</text:p>
          </table:table-cell>
          <table:table-cell table:style-name="ce15" table:formula="of:=([.AZ13]-[.$D13])/[.$D13]*100" office:value-type="float" office:value="-7.20310740306603" calcext:value-type="float">
            <text:p>-7.20310740306603</text:p>
          </table:table-cell>
          <table:table-cell table:style-name="ce15" table:formula="of:=([.BA13]-[.$E13])/[.$E13]*100" office:value-type="float" office:value="8.16326530612245" calcext:value-type="float">
            <text:p>8.16326530612245</text:p>
          </table:table-cell>
          <table:table-cell table:style-name="ce15" table:formula="of:=([.BB13]-[.$F13])/[.$F13]*100" office:value-type="string" office:string-value="" calcext:value-type="error">
            <text:p>#DIV/0!</text:p>
          </table:table-cell>
          <table:table-cell table:style-name="ce15" table:formula="of:=([.BC13]-[.$G13])/[.$G13]*100" office:value-type="float" office:value="-13.5338345864662" calcext:value-type="float">
            <text:p>-13.5338345864662</text:p>
          </table:table-cell>
          <table:table-cell table:style-name="ce15" table:formula="of:=([.AZ13]-[.H13])/[.H13]*100" office:value-type="float" office:value="-3.39984687529907" calcext:value-type="float">
            <text:p>-3.39984687529907</text:p>
          </table:table-cell>
          <table:table-cell table:style-name="ce15" table:formula="of:=([.BA13]-[.I13])/[.I13]*100" office:value-type="float" office:value="55.8823529411765" calcext:value-type="float">
            <text:p>55.8823529411765</text:p>
          </table:table-cell>
          <table:table-cell table:style-name="ce15" table:formula="of:=([.BB13]-[.J13])/[.J13]*100" office:value-type="float" office:value="-100" calcext:value-type="float">
            <text:p>-100</text:p>
          </table:table-cell>
          <table:table-cell table:style-name="ce15" table:formula="of:=([.BC13]-[.K13])/[.K13]*100" office:value-type="float" office:value="-37.043795620438" calcext:value-type="float">
            <text:p>-37.043795620438</text:p>
          </table:table-cell>
        </table:table-row>
        <table:table-row table:style-name="ro1">
          <table:table-cell/>
          <table:table-cell table:style-name="ce7" office:value-type="string" calcext:value-type="string">
            <text:p>HDL Include</text:p>
          </table:table-cell>
          <table:table-cell table:style-name="ce6" office:value-type="string" calcext:value-type="string">
            <text:p>ch_intrinsics.v</text:p>
          </table:table-cell>
          <table:table-cell table:style-name="ce9" office:value-type="float" office:value="1535" calcext:value-type="float">
            <text:p>15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27" calcext:value-type="float">
            <text:p>82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5" calcext:value-type="float">
            <text:p>25</text:p>
          </table:table-cell>
          <table:table-cell table:style-name="ce15" table:formula="of:=([.H14]-[.$D14])/[.$D14]*100" office:value-type="float" office:value="-46.1237785016287" calcext:value-type="float">
            <text:p>-46.1237785016287</text:p>
          </table:table-cell>
          <table:table-cell table:style-name="ce15" table:formula="of:=([.I14]-[.E14])/[.E14]*100" office:value-type="float" office:value="-47.3684210526316" calcext:value-type="float">
            <text:p>-47.3684210526316</text:p>
          </table:table-cell>
          <table:table-cell table:style-name="ce15" table:formula="of:=([.J14]-[.F14])/[.F14]*100" office:value-type="string" office:string-value="" calcext:value-type="error">
            <text:p>#DIV/0!</text:p>
          </table:table-cell>
          <table:table-cell table:style-name="ce15" table:formula="of:=([.K14]-[.G14])/[.G14]*100" office:value-type="float" office:value="-3.84615384615385" calcext:value-type="float">
            <text:p>-3.84615384615385</text:p>
          </table:table-cell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P14]-[.$D14])/[.$D14]*100" office:value-type="float" office:value="-52.3778501628664" calcext:value-type="float">
            <text:p>-52.3778501628664</text:p>
          </table:table-cell>
          <table:table-cell table:style-name="ce15" table:formula="of:=([.Q14]-[.$E14])/[.$E14]*100" office:value-type="float" office:value="-47.3684210526316" calcext:value-type="float">
            <text:p>-47.3684210526316</text:p>
          </table:table-cell>
          <table:table-cell table:style-name="ce15" table:formula="of:=([.R14]-[.$F14])/[.$F14]*100" office:value-type="string" office:string-value="" calcext:value-type="error">
            <text:p>#DIV/0!</text:p>
          </table:table-cell>
          <table:table-cell table:style-name="ce15" table:formula="of:=([.S14]-[.$G14])/[.$G14]*100" office:value-type="float" office:value="-23.0769230769231" calcext:value-type="float">
            <text:p>-23.0769230769231</text:p>
          </table:table-cell>
          <table:table-cell table:style-name="ce15" table:formula="of:=([.P14]-[.$H14])/[.$H14]*100" office:value-type="float" office:value="-11.6082224909311" calcext:value-type="float">
            <text:p>-11.6082224909311</text:p>
          </table:table-cell>
          <table:table-cell table:style-name="ce15" table:formula="of:=([.Q14]-[.$I14])/[.$I14]*100" office:value-type="float" office:value="0" calcext:value-type="float">
            <text:p>0</text:p>
          </table:table-cell>
          <table:table-cell table:style-name="ce15" table:formula="of:=([.R14]-[.J14])/[.J14]*100" office:value-type="float" office:value="-0" calcext:value-type="float">
            <text:p>0</text:p>
          </table:table-cell>
          <table:table-cell table:style-name="ce15" table:formula="of:=([.S14]-[.K14])/[.K14]*100" office:value-type="float" office:value="-20" calcext:value-type="float">
            <text:p>-20</text:p>
          </table:table-cell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AB14]-[.$D14])/[.$D14]*100" office:value-type="float" office:value="-63.8436482084691" calcext:value-type="float">
            <text:p>-63.8436482084691</text:p>
          </table:table-cell>
          <table:table-cell table:style-name="ce15" table:formula="of:=([.AC14]-[.$E14])/[.$E14]*100" office:value-type="float" office:value="-47.3684210526316" calcext:value-type="float">
            <text:p>-47.3684210526316</text:p>
          </table:table-cell>
          <table:table-cell table:style-name="ce15" table:formula="of:=([.AD14]-[.$F14])/[.$F14]*100" office:value-type="string" office:string-value="" calcext:value-type="error">
            <text:p>#DIV/0!</text:p>
          </table:table-cell>
          <table:table-cell table:style-name="ce15" table:formula="of:=([.AE14]-[.$G14])/[.$G14]*100" office:value-type="float" office:value="-23.0769230769231" calcext:value-type="float">
            <text:p>-23.0769230769231</text:p>
          </table:table-cell>
          <table:table-cell table:style-name="ce15" table:formula="of:=([.AB14]-[.H14])/[.H14]*100" office:value-type="float" office:value="-32.8899637243047" calcext:value-type="float">
            <text:p>-32.8899637243047</text:p>
          </table:table-cell>
          <table:table-cell table:style-name="ce15" table:formula="of:=([.AC14]-[.I14])/[.I14]*100" office:value-type="float" office:value="0" calcext:value-type="float">
            <text:p>0</text:p>
          </table:table-cell>
          <table:table-cell table:style-name="ce15" table:formula="of:=([.AD14]-[.J14])/[.J14]*100" office:value-type="float" office:value="-0" calcext:value-type="float">
            <text:p>0</text:p>
          </table:table-cell>
          <table:table-cell table:style-name="ce15" table:formula="of:=([.AE14]-[.K14])/[.K14]*100" office:value-type="float" office:value="-20" calcext:value-type="float">
            <text:p>-20</text:p>
          </table:table-cell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style-name="ce15" table:formula="of:=([.AN14]-[.$D14])/[.$D14]*100" office:value-type="float" office:value="-64.0390879478827" calcext:value-type="float">
            <text:p>-64.0390879478827</text:p>
          </table:table-cell>
          <table:table-cell table:style-name="ce15" table:formula="of:=([.AO14]-[.$E14])/[.$E14]*100" office:value-type="float" office:value="-47.3684210526316" calcext:value-type="float">
            <text:p>-47.3684210526316</text:p>
          </table:table-cell>
          <table:table-cell table:style-name="ce15" table:formula="of:=([.AP14]-[.$F14])/[.$F14]*100" office:value-type="string" office:string-value="" calcext:value-type="error">
            <text:p>#DIV/0!</text:p>
          </table:table-cell>
          <table:table-cell table:style-name="ce15" table:formula="of:=([.AQ14]-[.$G14])/[.$G14]*100" office:value-type="float" office:value="-23.0769230769231" calcext:value-type="float">
            <text:p>-23.0769230769231</text:p>
          </table:table-cell>
          <table:table-cell table:style-name="ce15" table:formula="of:=([.AN14]-[.H14])/[.H14]*100" office:value-type="float" office:value="-33.2527206771463" calcext:value-type="float">
            <text:p>-33.2527206771463</text:p>
          </table:table-cell>
          <table:table-cell table:style-name="ce15" table:formula="of:=([.AO14]-[.I14])/[.I14]*100" office:value-type="float" office:value="0" calcext:value-type="float">
            <text:p>0</text:p>
          </table:table-cell>
          <table:table-cell table:style-name="ce15" table:formula="of:=([.AP14]-[.J14])/[.J14]*100" office:value-type="float" office:value="-0" calcext:value-type="float">
            <text:p>0</text:p>
          </table:table-cell>
          <table:table-cell table:style-name="ce15" table:formula="of:=([.AQ14]-[.K14])/[.K14]*100" office:value-type="float" office:value="-20" calcext:value-type="float">
            <text:p>-20</text:p>
          </table:table-cell>
          <table:table-cell table:style-name="ce13" office:value-type="float" office:value="1293" calcext:value-type="float">
            <text:p>129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" calcext:value-type="float">
            <text:p>27</text:p>
          </table:table-cell>
          <table:table-cell table:style-name="ce15" table:formula="of:=([.AZ14]-[.$D14])/[.$D14]*100" office:value-type="float" office:value="-15.7654723127036" calcext:value-type="float">
            <text:p>-15.7654723127036</text:p>
          </table:table-cell>
          <table:table-cell table:style-name="ce15" table:formula="of:=([.BA14]-[.$E14])/[.$E14]*100" office:value-type="float" office:value="0" calcext:value-type="float">
            <text:p>0</text:p>
          </table:table-cell>
          <table:table-cell table:style-name="ce15" table:formula="of:=([.BB14]-[.$F14])/[.$F14]*100" office:value-type="string" office:string-value="" calcext:value-type="error">
            <text:p>#DIV/0!</text:p>
          </table:table-cell>
          <table:table-cell table:style-name="ce15" table:formula="of:=([.BC14]-[.$G14])/[.$G14]*100" office:value-type="float" office:value="3.84615384615385" calcext:value-type="float">
            <text:p>3.84615384615385</text:p>
          </table:table-cell>
          <table:table-cell table:style-name="ce15" table:formula="of:=([.AZ14]-[.H14])/[.H14]*100" office:value-type="float" office:value="56.3482466747279" calcext:value-type="float">
            <text:p>56.3482466747279</text:p>
          </table:table-cell>
          <table:table-cell table:style-name="ce15" table:formula="of:=([.BA14]-[.I14])/[.I14]*100" office:value-type="float" office:value="90" calcext:value-type="float">
            <text:p>90</text:p>
          </table:table-cell>
          <table:table-cell table:style-name="ce15" table:formula="of:=([.BB14]-[.J14])/[.J14]*100" office:value-type="float" office:value="-100" calcext:value-type="float">
            <text:p>-100</text:p>
          </table:table-cell>
          <table:table-cell table:style-name="ce15" table:formula="of:=([.BC14]-[.K14])/[.K14]*100" office:value-type="float" office:value="8" calcext:value-type="float">
            <text:p>8</text:p>
          </table:table-cell>
        </table:table-row>
        <table:table-row table:style-name="ro1">
          <table:table-cell table:number-columns-repeated="6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Average Percentage improvement over Ref</text:p>
          </table:table-cell>
          <table:covered-table-cell/>
          <table:table-cell table:number-columns-repeated="8"/>
          <table:table-cell table:formula="of:=AVERAGE([.L5:.L14])" office:value-type="float" office:value="-31.3769790632334" calcext:value-type="float">
            <text:p>-31.3769790632334</text:p>
          </table:table-cell>
          <table:table-cell table:formula="of:=AVERAGE([.M5:.M14])" office:value-type="float" office:value="-32.9292142670416" calcext:value-type="float">
            <text:p>-32.9292142670416</text:p>
          </table:table-cell>
          <table:table-cell table:formula="of:=AVERAGE([.N5:.N14])" office:value-type="string" office:string-value="" calcext:value-type="error">
            <text:p>#DIV/0!</text:p>
          </table:table-cell>
          <table:table-cell table:formula="of:=AVERAGE([.O5:.O14])" office:value-type="float" office:value="-10.4628043938466" calcext:value-type="float">
            <text:p>-10.4628043938466</text:p>
          </table:table-cell>
          <table:table-cell table:number-columns-repeated="8"/>
          <table:table-cell table:formula="of:=AVERAGE([.T5:.T14])" office:value-type="float" office:value="-31.896818193539" calcext:value-type="float">
            <text:p>-31.896818193539</text:p>
          </table:table-cell>
          <table:table-cell table:formula="of:=AVERAGE([.U5:.U14])" office:value-type="float" office:value="-35.8100680505111" calcext:value-type="float">
            <text:p>-35.8100680505111</text:p>
          </table:table-cell>
          <table:table-cell table:formula="of:=AVERAGE([.V5:.V14])" office:value-type="string" office:string-value="" calcext:value-type="error">
            <text:p>#DIV/0!</text:p>
          </table:table-cell>
          <table:table-cell table:formula="of:=AVERAGE([.W5:.W14])" office:value-type="float" office:value="-12.8133264699452" calcext:value-type="float">
            <text:p>-12.8133264699452</text:p>
          </table:table-cell>
          <table:table-cell table:number-columns-repeated="8"/>
          <table:table-cell table:formula="of:=AVERAGE([.AF5:.AF14])" office:value-type="float" office:value="-46.2237563674214" calcext:value-type="float">
            <text:p>-46.2237563674214</text:p>
          </table:table-cell>
          <table:table-cell table:formula="of:=AVERAGE([.AG5:.AG14])" office:value-type="float" office:value="-42.0157578548167" calcext:value-type="float">
            <text:p>-42.0157578548167</text:p>
          </table:table-cell>
          <table:table-cell table:formula="of:=AVERAGE([.AH5:.AH14])" office:value-type="string" office:string-value="" calcext:value-type="error">
            <text:p>#DIV/0!</text:p>
          </table:table-cell>
          <table:table-cell table:formula="of:=AVERAGE([.AI5:.AI14])" office:value-type="float" office:value="-32.2523583373125" calcext:value-type="float">
            <text:p>-32.2523583373125</text:p>
          </table:table-cell>
          <table:table-cell table:number-columns-repeated="8"/>
          <table:table-cell table:formula="of:=AVERAGE([.AR5:.AR14])" office:value-type="float" office:value="-46.1511732142312" calcext:value-type="float">
            <text:p>-46.1511732142312</text:p>
          </table:table-cell>
          <table:table-cell table:formula="of:=AVERAGE([.AS5:.AS14])" office:value-type="float" office:value="-42.5485645391012" calcext:value-type="float">
            <text:p>-42.5485645391012</text:p>
          </table:table-cell>
          <table:table-cell table:formula="of:=AVERAGE([.AT5:.AT14])" office:value-type="string" office:string-value="" calcext:value-type="error">
            <text:p>#DIV/0!</text:p>
          </table:table-cell>
          <table:table-cell table:formula="of:=AVERAGE([.AU5:.AU14])" office:value-type="float" office:value="-34.996474311769" calcext:value-type="float">
            <text:p>-34.996474311769</text:p>
          </table:table-cell>
          <table:table-cell table:number-columns-repeated="8"/>
          <table:table-cell table:formula="of:=AVERAGE([.BD5:.BD14])" office:value-type="float" office:value="-14.4345084406181" calcext:value-type="float">
            <text:p>-14.4345084406181</text:p>
          </table:table-cell>
          <table:table-cell table:formula="of:=AVERAGE([.BE5:.BE14])" office:value-type="float" office:value="-3.53206454191676" calcext:value-type="float">
            <text:p>-3.53206454191676</text:p>
          </table:table-cell>
          <table:table-cell table:formula="of:=AVERAGE([.BF5:.BF14])" office:value-type="string" office:string-value="" calcext:value-type="error">
            <text:p>#DIV/0!</text:p>
          </table:table-cell>
          <table:table-cell table:formula="of:=AVERAGE([.BG5:.BG14])" office:value-type="float" office:value="-11.2244240607472" calcext:value-type="float">
            <text:p>-11.2244240607472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2" table:number-rows-spanned="1">
            <text:p>Average Percentage improvement over Ref Short Wire</text:p>
          </table:table-cell>
          <table:covered-table-cell/>
          <table:table-cell table:number-columns-repeated="20"/>
          <table:table-cell table:formula="of:=AVERAGE([.X5:.X14])" office:value-type="float" office:value="-0.9228733475507" calcext:value-type="float">
            <text:p>-0.9228733475507</text:p>
          </table:table-cell>
          <table:table-cell table:formula="of:=AVERAGE([.Y5:.Y14])" office:value-type="float" office:value="-4.18465255075162" calcext:value-type="float">
            <text:p>-4.18465255075162</text:p>
          </table:table-cell>
          <table:table-cell table:formula="of:=AVERAGE([.Z5:.Z14])" office:value-type="float" office:value="0" calcext:value-type="float">
            <text:p>0</text:p>
          </table:table-cell>
          <table:table-cell table:formula="of:=AVERAGE([.AA5:.AA14])" office:value-type="float" office:value="-1.341077725559" calcext:value-type="float">
            <text:p>-1.341077725559</text:p>
          </table:table-cell>
          <table:table-cell table:number-columns-repeated="8"/>
          <table:table-cell table:formula="of:=AVERAGE([.AJ5:.AJ14])" office:value-type="float" office:value="-22.0808855053803" calcext:value-type="float">
            <text:p>-22.0808855053803</text:p>
          </table:table-cell>
          <table:table-cell table:formula="of:=AVERAGE([.AK5:.AK14])" office:value-type="float" office:value="-11.9621744354717" calcext:value-type="float">
            <text:p>-11.9621744354717</text:p>
          </table:table-cell>
          <table:table-cell table:formula="of:=AVERAGE([.AL5:.AL14])" office:value-type="float" office:value="0" calcext:value-type="float">
            <text:p>0</text:p>
          </table:table-cell>
          <table:table-cell table:formula="of:=AVERAGE([.AM5:.AM14])" office:value-type="float" office:value="-21.9734807861408" calcext:value-type="float">
            <text:p>-21.9734807861408</text:p>
          </table:table-cell>
          <table:table-cell table:number-columns-repeated="8"/>
          <table:table-cell table:formula="of:=AVERAGE([.AV5:.AV14])" office:value-type="float" office:value="-22.0423780848071" calcext:value-type="float">
            <text:p>-22.0423780848071</text:p>
          </table:table-cell>
          <table:table-cell table:formula="of:=AVERAGE([.AW5:.AW14])" office:value-type="float" office:value="-12.5693256691709" calcext:value-type="float">
            <text:p>-12.5693256691709</text:p>
          </table:table-cell>
          <table:table-cell table:formula="of:=AVERAGE([.AX5:.AX14])" office:value-type="float" office:value="0" calcext:value-type="float">
            <text:p>0</text:p>
          </table:table-cell>
          <table:table-cell table:formula="of:=AVERAGE([.AY5:.AY14])" office:value-type="float" office:value="-24.9801941227833" calcext:value-type="float">
            <text:p>-24.9801941227833</text:p>
          </table:table-cell>
          <table:table-cell table:number-columns-repeated="8"/>
          <table:table-cell table:formula="of:=AVERAGE([.BH5:.BH14])" office:value-type="float" office:value="27.7280225767553" calcext:value-type="float">
            <text:p>27.7280225767553</text:p>
          </table:table-cell>
          <table:table-cell table:formula="of:=AVERAGE([.BI5:.BI14])" office:value-type="float" office:value="52.9176427287882" calcext:value-type="float">
            <text:p>52.9176427287882</text:p>
          </table:table-cell>
          <table:table-cell table:formula="of:=AVERAGE([.BJ5:.BJ14])" office:value-type="float" office:value="-100" calcext:value-type="float">
            <text:p>-100</text:p>
          </table:table-cell>
          <table:table-cell table:formula="of:=AVERAGE([.BK5:.BK14])" office:value-type="float" office:value="3.82227492845416" calcext:value-type="float">
            <text:p>3.82227492845416</text:p>
          </table:table-cell>
        </table:table-row>
        <table:table-row table:style-name="ro1" table:number-rows-repeated="25">
          <table:table-cell table:number-columns-repeated="63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 table:number-columns-spanned="1" table:number-rows-spanned="2">
            <text:p>Basic No Timing</text:p>
          </table:table-cell>
          <table:table-cell table:style-name="ce6" office:value-type="string" calcext:value-type="string">
            <text:p>single_wire.v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style-name="ce15" table:number-columns-repeated="4"/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style-name="ce15" table:number-columns-repeated="4"/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13"/>
        </table:table-row>
        <table:table-row table:style-name="ro1">
          <table:covered-table-cell/>
          <table:table-cell table:style-name="ce6" office:value-type="string" calcext:value-type="string">
            <text:p>single_ff.v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12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2">
            <text:p>Basic Timing</text:p>
          </table:table-cell>
          <table:table-cell table:style-name="ce6" office:value-type="string" calcext:value-type="string">
            <text:p>single_wire.v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5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5" table:number-columns-repeated="4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13"/>
        </table:table-row>
        <table:table-row table:style-name="ro1">
          <table:covered-table-cell/>
          <table:table-cell table:style-name="ce6" office:value-type="string" calcext:value-type="string">
            <text:p>single_ff.v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12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>
            <text:p>Custom Timing</text:p>
          </table:table-cell>
          <table:table-cell table:style-name="ce6" office:value-type="string" calcext:value-type="string">
            <text:p>LU8PEEng.v</text:p>
          </table:table-cell>
          <table:table-cell table:style-name="ce9" office:value-type="float" office:value="256948" calcext:value-type="float">
            <text:p>25694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048" calcext:value-type="float">
            <text:p>1048</text:p>
          </table:table-cell>
          <table:table-cell table:style-name="ce13" office:value-type="float" office:value="249943" calcext:value-type="float">
            <text:p>249943</text:p>
          </table:table-cell>
          <table:table-cell table:style-name="ce13" table:number-columns-repeated="12"/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015" calcext:value-type="float">
            <text:p>1015</text:p>
          </table:table-cell>
          <table:table-cell table:style-name="ce15" table:number-columns-repeated="4"/>
          <table:table-cell table:style-name="ce13" office:value-type="float" office:value="-1" calcext:value-type="float">
            <text:p>-1</text:p>
          </table:table-cell>
          <table:table-cell table:style-name="ce13" table:number-columns-repeated="4"/>
          <table:table-cell table:number-columns-repeated="3" table:style-name="ce13" office:value-type="float" office:value="-1" calcext:value-type="float">
            <text:p>-1</text:p>
          </table:table-cell>
          <table:table-cell table:style-name="ce15" table:number-columns-repeated="4"/>
          <table:table-cell table:style-name="ce13" office:value-type="float" office:value="-1" calcext:value-type="float">
            <text:p>-1</text:p>
          </table:table-cell>
          <table:table-cell table:style-name="ce13" table:number-columns-repeated="4"/>
          <table:table-cell table:number-columns-repeated="3" table:style-name="ce13" office:value-type="float" office:value="-1" calcext:value-type="float">
            <text:p>-1</text:p>
          </table:table-cell>
          <table:table-cell table:style-name="ce15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3:00:07.530490940</meta:creation-date>
    <meta:generator>LibreOffice/7.3.5.2$Linux_X86_64 LibreOffice_project/30$Build-2</meta:generator>
    <dc:date>2022-09-19T23:51:28.960316442</dc:date>
    <meta:editing-duration>PT5H59M21S</meta:editing-duration>
    <meta:editing-cycles>32</meta:editing-cycles>
    <meta:document-statistic meta:table-count="1" meta:cell-count="81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92cm" svg:height="9.894cm" xlink:href=".." xlink:type="simple" chart:class="chart:bar" chart:style-name="ch1">
        <chart:title svg:x="12.842cm" svg:y="0.333cm" chart:style-name="ch2">
          <text:p>Total Wirelength Comparison</text:p>
        </chart:title>
        <chart:legend chart:legend-position="end" svg:x="23.053cm" svg:y="0.091cm" style:legend-expansion="custom" svg:width="7.724cm" svg:height="1.594cm" style:legend-expansion-aspect-ratio="4.8456712672522" chart:style-name="ch3"/>
        <chart:plot-area chart:style-name="ch4" table:cell-range-address="Sheet1.C5:Sheet1.C14 Sheet1.T5:Sheet1.T14 Sheet1.L5:Sheet1.L14 Sheet1.AF5:Sheet1.AF14 Sheet1.AR5:Sheet1.AR14" chart:data-source-has-labels="both" svg:x="1.029cm" svg:y="1.599cm" svg:width="29.409cm" svg:height="8.239cm">
          <chart:coordinate-region svg:x="1.756cm" svg:y="1.799cm" svg:width="28.682cm" svg:height="7.84cm"/>
          <chart:axis chart:dimension="x" chart:name="primary-x" chart:style-name="ch5" chartooo:axis-type="auto">
            <chartooo:date-scale/>
            <chart:categories table:cell-range-address="Sheet1.C5:Sheet1.C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T5:Sheet1.T14" loext:label-string="&quot;FS4&quot;" chart:class="chart:bar">
            <chart:data-point chart:repeated="10"/>
          </chart:series>
          <chart:series chart:style-name="ch9" chart:values-cell-range-address="Sheet1.L5:Sheet1.L14" loext:label-string="&quot;Ref Short Wire&quot;" chart:class="chart:bar">
            <chart:data-point chart:repeated="10"/>
          </chart:series>
          <chart:series chart:style-name="ch10" chart:values-cell-range-address="Sheet1.AF5:Sheet1.AF14" loext:label-string="&quot;Full noss&quot;" chart:class="chart:bar">
            <chart:data-point chart:repeated="10"/>
          </chart:series>
          <chart:series chart:style-name="ch11" chart:values-cell-range-address="Sheet1.AR5:Sheet1.AR14" loext:label-string="&quot;Full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Ref Short Wire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ch_intrinsics.v</text:p>
                <draw:g>
                  <svg:desc>Sheet1.C5:Sheet1.C14</svg:desc>
                </draw:g>
              </table:table-cell>
              <table:table-cell office:value-type="float" office:value="-52.3778501628664">
                <text:p>-52.3778501628664</text:p>
                <draw:g>
                  <svg:desc>Sheet1.T5:Sheet1.T14</svg:desc>
                </draw:g>
              </table:table-cell>
              <table:table-cell office:value-type="float" office:value="-46.1237785016287">
                <text:p>-46.1237785016287</text:p>
                <draw:g>
                  <svg:desc>Sheet1.L5:Sheet1.L14</svg:desc>
                </draw:g>
              </table:table-cell>
              <table:table-cell office:value-type="float" office:value="-63.8436482084691">
                <text:p>-63.8436482084691</text:p>
                <draw:g>
                  <svg:desc>Sheet1.AF5:Sheet1.AF14</svg:desc>
                </draw:g>
              </table:table-cell>
              <table:table-cell office:value-type="float" office:value="-64.0390879478827">
                <text:p>-64.0390879478827</text:p>
                <draw:g>
                  <svg:desc>Sheet1.AR5:Sheet1.AR14</svg:desc>
                </draw:g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33.4156959642311">
                <text:p>-33.4156959642311</text:p>
              </table:table-cell>
              <table:table-cell office:value-type="float" office:value="-31.20367102012">
                <text:p>-31.20367102012</text:p>
              </table:table-cell>
              <table:table-cell office:value-type="float" office:value="-43.0285915990117">
                <text:p>-43.0285915990117</text:p>
              </table:table-cell>
              <table:table-cell office:value-type="float" office:value="-45.3818096246617">
                <text:p>-45.3818096246617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33.0357142857143">
                <text:p>-33.0357142857143</text:p>
              </table:table-cell>
              <table:table-cell office:value-type="float" office:value="-42.3763736263736">
                <text:p>-42.3763736263736</text:p>
              </table:table-cell>
              <table:table-cell office:value-type="float" office:value="-59.4093406593407">
                <text:p>-59.4093406593407</text:p>
              </table:table-cell>
              <table:table-cell office:value-type="float" office:value="-62.0192307692308">
                <text:p>-62.0192307692308</text:p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18.3889340927583">
                <text:p>-18.3889340927583</text:p>
              </table:table-cell>
              <table:table-cell office:value-type="float" office:value="-21.0972916424503">
                <text:p>-21.0972916424503</text:p>
              </table:table-cell>
              <table:table-cell office:value-type="float" office:value="-39.7419504823899">
                <text:p>-39.7419504823899</text:p>
              </table:table-cell>
              <table:table-cell office:value-type="float" office:value="-45.530628850401">
                <text:p>-45.530628850401</text:p>
              </table:table-cell>
            </table:table-row>
            <table:table-row>
              <table:table-cell office:value-type="string">
                <text:p>mkPktMerge.v</text:p>
              </table:table-cell>
              <table:table-cell office:value-type="float" office:value="-31.5467185361285">
                <text:p>-31.5467185361285</text:p>
              </table:table-cell>
              <table:table-cell office:value-type="float" office:value="-33.9528852388156">
                <text:p>-33.9528852388156</text:p>
              </table:table-cell>
              <table:table-cell office:value-type="float" office:value="-40.9552625891506">
                <text:p>-40.9552625891506</text:p>
              </table:table-cell>
              <table:table-cell office:value-type="float" office:value="-36.4743174122902">
                <text:p>-36.4743174122902</text:p>
              </table:table-cell>
            </table:table-row>
            <table:table-row>
              <table:table-cell office:value-type="string">
                <text:p>arm_core.v</text:p>
              </table:table-cell>
              <table:table-cell office:value-type="float" office:value="-17.0465949090465">
                <text:p>-17.0465949090465</text:p>
              </table:table-cell>
              <table:table-cell office:value-type="float" office:value="-17.7363238567768">
                <text:p>-17.7363238567768</text:p>
              </table:table-cell>
              <table:table-cell office:value-type="float" office:value="-28.8015322781941">
                <text:p>-28.8015322781941</text:p>
              </table:table-cell>
              <table:table-cell office:value-type="float" office:value="-27.8275575750475">
                <text:p>-27.8275575750475</text:p>
              </table:table-cell>
            </table:table-row>
            <table:table-row>
              <table:table-cell office:value-type="string">
                <text:p>stereovision0.v</text:p>
              </table:table-cell>
              <table:table-cell office:value-type="float" office:value="-37.1559557380564">
                <text:p>-37.1559557380564</text:p>
              </table:table-cell>
              <table:table-cell office:value-type="float" office:value="-37.0207292336615">
                <text:p>-37.0207292336615</text:p>
              </table:table-cell>
              <table:table-cell office:value-type="float" office:value="-43.0597470274906">
                <text:p>-43.0597470274906</text:p>
              </table:table-cell>
              <table:table-cell office:value-type="float" office:value="-41.3347845446">
                <text:p>-41.3347845446</text:p>
              </table:table-cell>
            </table:table-row>
            <table:table-row>
              <table:table-cell office:value-type="string">
                <text:p>raygentop.v</text:p>
              </table:table-cell>
              <table:table-cell office:value-type="float" office:value="-36.2726646775304">
                <text:p>-36.2726646775304</text:p>
              </table:table-cell>
              <table:table-cell office:value-type="float" office:value="-34.1978425522148">
                <text:p>-34.1978425522148</text:p>
              </table:table-cell>
              <table:table-cell office:value-type="float" office:value="-50.6862520082626">
                <text:p>-50.6862520082626</text:p>
              </table:table-cell>
              <table:table-cell office:value-type="float" office:value="-48.9970162956162">
                <text:p>-48.9970162956162</text:p>
              </table:table-cell>
            </table:table-row>
            <table:table-row>
              <table:table-cell office:value-type="string">
                <text:p>or1200.v</text:p>
              </table:table-cell>
              <table:table-cell office:value-type="float" office:value="-7.35020340619182">
                <text:p>-7.35020340619182</text:p>
              </table:table-cell>
              <table:table-cell office:value-type="float" office:value="-3.93711645866372">
                <text:p>-3.93711645866372</text:p>
              </table:table-cell>
              <table:table-cell office:value-type="float" office:value="-28.8675906134363">
                <text:p>-28.8675906134363</text:p>
              </table:table-cell>
              <table:table-cell office:value-type="float" office:value="-25.8682111746995">
                <text:p>-25.8682111746995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52.3778501628664">
                <text:p>-52.3778501628664</text:p>
              </table:table-cell>
              <table:table-cell office:value-type="float" office:value="-46.1237785016287">
                <text:p>-46.1237785016287</text:p>
              </table:table-cell>
              <table:table-cell office:value-type="float" office:value="-63.8436482084691">
                <text:p>-63.8436482084691</text:p>
              </table:table-cell>
              <table:table-cell office:value-type="float" office:value="-64.0390879478827">
                <text:p>-64.0390879478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851cm" svg:height="9.894cm" xlink:href=".." xlink:type="simple" chart:class="chart:bar" chart:style-name="ch1">
        <chart:title svg:x="13.81cm" svg:y="0.333cm" chart:style-name="ch2">
          <text:p>Minimum Channel Size Comparison</text:p>
        </chart:title>
        <chart:legend chart:legend-position="end" svg:x="26.311cm" svg:y="0cm" style:legend-expansion="custom" svg:width="8.08cm" svg:height="1.594cm" style:legend-expansion-aspect-ratio="5.06900878293601" chart:style-name="ch3"/>
        <chart:plot-area chart:style-name="ch4" table:cell-range-address="Sheet1.C5:Sheet1.C14 Sheet1.U5:Sheet1.U14 Sheet1.M5:Sheet1.M14 Sheet1.AG5:Sheet1.AG14 Sheet1.AS5:Sheet1.AS14" chart:data-source-has-labels="both" svg:x="1.21cm" svg:y="1.522cm" svg:width="32.368cm" svg:height="8.314cm">
          <chart:coordinate-region svg:x="1.937cm" svg:y="1.721cm" svg:width="31.641cm" svg:height="7.916cm"/>
          <chart:axis chart:dimension="x" chart:name="primary-x" chart:style-name="ch5" chartooo:axis-type="text">
            <chart:categories table:cell-range-address="Sheet1.C5:Sheet1.C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U5:Sheet1.U14" loext:label-string="&quot;FS4&quot;" chart:class="chart:bar">
            <chart:data-point chart:repeated="10"/>
          </chart:series>
          <chart:series chart:style-name="ch9" chart:values-cell-range-address="Sheet1.M5:Sheet1.M14" loext:label-string="&quot;Ref Short Wire&quot;" chart:class="chart:bar">
            <chart:data-point chart:repeated="10"/>
          </chart:series>
          <chart:series chart:style-name="ch10" chart:values-cell-range-address="Sheet1.AG5:Sheet1.AG14" loext:label-string="&quot;Full noss&quot;" chart:class="chart:bar">
            <chart:data-point chart:repeated="10"/>
          </chart:series>
          <chart:series chart:style-name="ch11" chart:values-cell-range-address="Sheet1.AS5:Sheet1.AS14" loext:label-string="&quot;Full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Ref Short Wire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ch_intrinsics.v</text:p>
                <draw:g>
                  <svg:desc>Sheet1.C5:Sheet1.C14</svg:desc>
                </draw:g>
              </table:table-cell>
              <table:table-cell office:value-type="float" office:value="-47.3684210526316">
                <text:p>-47.3684210526316</text:p>
                <draw:g>
                  <svg:desc>Sheet1.U5:Sheet1.U14</svg:desc>
                </draw:g>
              </table:table-cell>
              <table:table-cell office:value-type="float" office:value="-47.3684210526316">
                <text:p>-47.3684210526316</text:p>
                <draw:g>
                  <svg:desc>Sheet1.M5:Sheet1.M14</svg:desc>
                </draw:g>
              </table:table-cell>
              <table:table-cell office:value-type="float" office:value="-47.3684210526316">
                <text:p>-47.3684210526316</text:p>
                <draw:g>
                  <svg:desc>Sheet1.AG5:Sheet1.AG14</svg:desc>
                </draw:g>
              </table:table-cell>
              <table:table-cell office:value-type="float" office:value="-47.3684210526316">
                <text:p>-47.3684210526316</text:p>
                <draw:g>
                  <svg:desc>Sheet1.AS5:Sheet1.AS14</svg:desc>
                </draw:g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31.0344827586207">
                <text:p>-31.0344827586207</text:p>
              </table:table-cell>
              <table:table-cell office:value-type="float" office:value="-31.0344827586207">
                <text:p>-31.0344827586207</text:p>
              </table:table-cell>
              <table:table-cell office:value-type="float" office:value="-44.8275862068966">
                <text:p>-44.8275862068966</text:p>
              </table:table-cell>
              <table:table-cell office:value-type="float" office:value="-41.3793103448276">
                <text:p>-41.3793103448276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62.962962962963">
                <text:p>-62.962962962963</text:p>
              </table:table-cell>
              <table:table-cell office:value-type="float" office:value="-62.962962962963">
                <text:p>-62.962962962963</text:p>
              </table:table-cell>
              <table:table-cell office:value-type="float" office:value="-62.962962962963">
                <text:p>-62.962962962963</text:p>
              </table:table-cell>
              <table:table-cell office:value-type="float" office:value="-62.962962962963">
                <text:p>-62.962962962963</text:p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45.4545454545455">
                <text:p>-45.4545454545455</text:p>
              </table:table-cell>
              <table:table-cell office:value-type="float" office:value="-42.4242424242424">
                <text:p>-42.4242424242424</text:p>
              </table:table-cell>
              <table:table-cell office:value-type="float" office:value="-51.5151515151515">
                <text:p>-51.5151515151515</text:p>
              </table:table-cell>
              <table:table-cell office:value-type="float" office:value="-48.4848484848485">
                <text:p>-48.4848484848485</text:p>
              </table:table-cell>
            </table:table-row>
            <table:table-row>
              <table:table-cell office:value-type="string">
                <text:p>mkPktMerge.v</text:p>
              </table:table-cell>
              <table:table-cell office:value-type="float" office:value="NaN">
                <text:p>NaN</text:p>
              </table:table-cell>
              <table:table-cell office:value-type="float" office:value="-27.7777777777778">
                <text:p>-27.7777777777778</text:p>
              </table:table-cell>
              <table:table-cell office:value-type="float" office:value="-44.4444444444444">
                <text:p>-44.4444444444444</text:p>
              </table:table-cell>
              <table:table-cell office:value-type="float" office:value="-44.4444444444444">
                <text:p>-44.4444444444444</text:p>
              </table:table-cell>
            </table:table-row>
            <table:table-row>
              <table:table-cell office:value-type="string">
                <text:p>arm_core.v</text:p>
              </table:table-cell>
              <table:table-cell office:value-type="float" office:value="-11.5384615384615">
                <text:p>-11.5384615384615</text:p>
              </table:table-cell>
              <table:table-cell office:value-type="float" office:value="-7.69230769230769">
                <text:p>-7.69230769230769</text:p>
              </table:table-cell>
              <table:table-cell office:value-type="float" office:value="-25">
                <text:p>-25</text:p>
              </table:table-cell>
              <table:table-cell office:value-type="float" office:value="-26.9230769230769">
                <text:p>-26.9230769230769</text:p>
              </table:table-cell>
            </table:table-row>
            <table:table-row>
              <table:table-cell office:value-type="string">
                <text:p>stereovision0.v</text:p>
              </table:table-cell>
              <table:table-cell office:value-type="float" office:value="-20.8333333333333">
                <text:p>-20.8333333333333</text:p>
              </table:table-cell>
              <table:table-cell office:value-type="float" office:value="-16.6666666666667">
                <text:p>-16.6666666666667</text:p>
              </table:table-cell>
              <table:table-cell office:value-type="float" office:value="-29.1666666666667">
                <text:p>-29.16666666666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raygentop.v</text:p>
              </table:table-cell>
              <table:table-cell office:value-type="float" office:value="-23.0769230769231">
                <text:p>-23.0769230769231</text:p>
              </table:table-cell>
              <table:table-cell office:value-type="float" office:value="-15.3846153846154">
                <text:p>-15.3846153846154</text:p>
              </table:table-cell>
              <table:table-cell office:value-type="float" office:value="-30.7692307692308">
                <text:p>-30.7692307692308</text:p>
              </table:table-cell>
              <table:table-cell office:value-type="float" office:value="-34.6153846153846">
                <text:p>-34.6153846153846</text:p>
              </table:table-cell>
            </table:table-row>
            <table:table-row>
              <table:table-cell office:value-type="string">
                <text:p>or1200.v</text:p>
              </table:table-cell>
              <table:table-cell office:value-type="float" office:value="-32.6530612244898">
                <text:p>-32.6530612244898</text:p>
              </table:table-cell>
              <table:table-cell office:value-type="float" office:value="-30.6122448979592">
                <text:p>-30.6122448979592</text:p>
              </table:table-cell>
              <table:table-cell office:value-type="float" office:value="-36.734693877551">
                <text:p>-36.734693877551</text:p>
              </table:table-cell>
              <table:table-cell office:value-type="float" office:value="-46.9387755102041">
                <text:p>-46.9387755102041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  <table:table-cell office:value-type="float" office:value="-47.3684210526316">
                <text:p>-47.3684210526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29cm" svg:height="9.894cm" xlink:href=".." xlink:type="simple" chart:class="chart:bar" chart:style-name="ch1">
        <chart:title svg:x="3.435cm" svg:y="0.333cm" chart:style-name="ch2">
          <text:p>Average Percentage Difference</text:p>
        </chart:title>
        <chart:legend chart:legend-position="end" svg:x="11.072cm" svg:y="4.15cm" style:legend-expansion="high" chart:style-name="ch3"/>
        <chart:plot-area chart:style-name="ch4" table:cell-range-address="Sheet1.T4:Sheet1.W4 Sheet1.X16:Sheet1.AA16 Sheet1.AJ16:Sheet1.AM16 Sheet1.AV16:Sheet1.AY16" chart:data-source-has-labels="both" svg:x="0.008cm" svg:y="1.273cm" svg:width="12.738cm" svg:height="8.564cm">
          <chart:coordinate-region svg:x="0.735cm" svg:y="1.472cm" svg:width="12.011cm" svg:height="8.166cm"/>
          <chart:axis chart:dimension="x" chart:name="primary-x" chart:style-name="ch5" chartooo:axis-type="text">
            <chart:categories table:cell-range-address="Sheet1.T4:Sheet1.W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X16:Sheet1.AA16" loext:label-string="&quot;FS4&quot;" chart:class="chart:bar">
            <chart:data-point chart:repeated="4"/>
          </chart:series>
          <chart:series chart:style-name="ch9" chart:values-cell-range-address="Sheet1.AJ16:Sheet1.AM16" loext:label-string="&quot;Full noss&quot;" chart:class="chart:bar">
            <chart:data-point chart:repeated="4"/>
          </chart:series>
          <chart:series chart:style-name="ch10" chart:values-cell-range-address="Sheet1.AV16:Sheet1.AY16" loext:label-string="&quot;Full&quot;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Total Wirelength Diff</text:p>
                <draw:g>
                  <svg:desc>Sheet1.T4:Sheet1.W4</svg:desc>
                </draw:g>
              </table:table-cell>
              <table:table-cell office:value-type="float" office:value="-31.896818193539">
                <text:p>-31.896818193539</text:p>
                <draw:g>
                  <svg:desc>Sheet1.X16:Sheet1.AA16</svg:desc>
                </draw:g>
              </table:table-cell>
              <table:table-cell office:value-type="float" office:value="-46.2237563674214">
                <text:p>-46.2237563674214</text:p>
                <draw:g>
                  <svg:desc>Sheet1.AJ16:Sheet1.AM16</svg:desc>
                </draw:g>
              </table:table-cell>
              <table:table-cell office:value-type="float" office:value="-46.1511732142312">
                <text:p>-46.1511732142312</text:p>
                <draw:g>
                  <svg:desc>Sheet1.AV16:Sheet1.AY16</svg:desc>
                </draw:g>
              </table:table-cell>
            </table:table-row>
            <table:table-row>
              <table:table-cell office:value-type="string">
                <text:p>Min Chan Width Diff</text:p>
              </table:table-cell>
              <table:table-cell office:value-type="float" office:value="-35.8100680505111">
                <text:p>-35.8100680505111</text:p>
              </table:table-cell>
              <table:table-cell office:value-type="float" office:value="-42.0157578548167">
                <text:p>-42.0157578548167</text:p>
              </table:table-cell>
              <table:table-cell office:value-type="float" office:value="-42.5485645391012">
                <text:p>-42.5485645391012</text:p>
              </table:table-cell>
            </table:table-row>
            <table:table-row>
              <table:table-cell office:value-type="string">
                <text:p>Critical Path Dif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x Net Length Diff</text:p>
              </table:table-cell>
              <table:table-cell office:value-type="float" office:value="-12.8133264699452">
                <text:p>-12.8133264699452</text:p>
              </table:table-cell>
              <table:table-cell office:value-type="float" office:value="-32.2523583373125">
                <text:p>-32.2523583373125</text:p>
              </table:table-cell>
              <table:table-cell office:value-type="float" office:value="-34.996474311769">
                <text:p>-34.9964743117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32cm" svg:height="9.894cm" xlink:href=".." xlink:type="simple" chart:class="chart:bar" chart:style-name="ch1">
        <chart:title svg:x="15.415cm" svg:y="0.333cm" chart:style-name="ch2">
          <text:p>Max Net Length Comparison</text:p>
        </chart:title>
        <chart:legend chart:legend-position="end" svg:x="28.396cm" svg:y="0.232cm" style:legend-expansion="custom" svg:width="7.812cm" svg:height="1.594cm" style:legend-expansion-aspect-ratio="4.900878293601" chart:style-name="ch3"/>
        <chart:plot-area chart:style-name="ch4" table:cell-range-address="Sheet1.C5:Sheet1.C14 Sheet1.W5:Sheet1.W14 Sheet1.AI5:Sheet1.AI14 Sheet1.AU5:Sheet1.AU14" chart:data-source-has-labels="both" svg:x="1.304cm" svg:y="1.688cm" svg:width="34.07cm" svg:height="8.143cm">
          <chart:coordinate-region svg:x="2.031cm" svg:y="1.887cm" svg:width="33.343cm" svg:height="7.745cm"/>
          <chart:axis chart:dimension="x" chart:name="primary-x" chart:style-name="ch5" chartooo:axis-type="auto">
            <chartooo:date-scale/>
            <chart:categories table:cell-range-address="Sheet1.C5:Sheet1.C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W5:Sheet1.W14" loext:label-string="&quot;FS4&quot;" chart:class="chart:bar">
            <chart:data-point chart:repeated="10"/>
          </chart:series>
          <chart:series chart:style-name="ch9" chart:values-cell-range-address="Sheet1.W5:Sheet1.W14" loext:label-string="&quot;Ref Short Wire&quot;" chart:class="chart:bar">
            <chart:data-point chart:repeated="10"/>
          </chart:series>
          <chart:series chart:style-name="ch10" chart:values-cell-range-address="Sheet1.AI5:Sheet1.AI14" loext:label-string="&quot;Full noss&quot;" chart:class="chart:bar">
            <chart:data-point chart:repeated="10"/>
          </chart:series>
          <chart:series chart:style-name="ch11" chart:values-cell-range-address="Sheet1.AU5:Sheet1.AU14" loext:label-string="&quot;Full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4</text:p>
              </table:table-cell>
              <table:table-cell office:value-type="string">
                <text:p>Ref Short Wire</text:p>
              </table:table-cell>
              <table:table-cell office:value-type="string">
                <text:p>Full noss</text:p>
              </table:table-cell>
              <table:table-cell office:value-type="string">
                <text:p>Full</text:p>
              </table:table-cell>
            </table:table-row>
          </table:table-header-rows>
          <table:table-rows>
            <table:table-row>
              <table:table-cell office:value-type="string">
                <text:p>ch_intrinsics.v</text:p>
                <draw:g>
                  <svg:desc>Sheet1.C5:Sheet1.C14</svg:desc>
                </draw:g>
              </table:table-cell>
              <table:table-cell office:value-type="float" office:value="-23.0769230769231">
                <text:p>-23.0769230769231</text:p>
                <draw:g>
                  <svg:desc>Sheet1.W5:Sheet1.W14</svg:desc>
                </draw:g>
              </table:table-cell>
              <table:table-cell office:value-type="float" office:value="-23.0769230769231">
                <text:p>-23.0769230769231</text:p>
                <draw:g>
                  <svg:desc>Sheet1.W5:Sheet1.W14</svg:desc>
                </draw:g>
              </table:table-cell>
              <table:table-cell office:value-type="float" office:value="-23.0769230769231">
                <text:p>-23.0769230769231</text:p>
                <draw:g>
                  <svg:desc>Sheet1.AI5:Sheet1.AI14</svg:desc>
                </draw:g>
              </table:table-cell>
              <table:table-cell office:value-type="float" office:value="-23.0769230769231">
                <text:p>-23.0769230769231</text:p>
                <draw:g>
                  <svg:desc>Sheet1.AU5:Sheet1.AU14</svg:desc>
                </draw:g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-17.5675675675676">
                <text:p>-17.5675675675676</text:p>
              </table:table-cell>
              <table:table-cell office:value-type="float" office:value="-17.5675675675676">
                <text:p>-17.5675675675676</text:p>
              </table:table-cell>
              <table:table-cell office:value-type="float" office:value="-36.4864864864865">
                <text:p>-36.4864864864865</text:p>
              </table:table-cell>
              <table:table-cell office:value-type="float" office:value="-40.5405405405405">
                <text:p>-40.5405405405405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52.2727272727273">
                <text:p>-52.2727272727273</text:p>
              </table:table-cell>
              <table:table-cell office:value-type="float" office:value="-52.2727272727273">
                <text:p>-52.2727272727273</text:p>
              </table:table-cell>
              <table:table-cell office:value-type="float" office:value="-54.5454545454545">
                <text:p>-54.5454545454545</text:p>
              </table:table-cell>
              <table:table-cell office:value-type="float" office:value="-52.2727272727273">
                <text:p>-52.2727272727273</text:p>
              </table:table-cell>
            </table:table-row>
            <table:table-row>
              <table:table-cell office:value-type="string">
                <text:p>diffeq1.v</text:p>
              </table:table-cell>
              <table:table-cell office:value-type="float" office:value="6.17283950617284">
                <text:p>6.17283950617284</text:p>
              </table:table-cell>
              <table:table-cell office:value-type="float" office:value="6.17283950617284">
                <text:p>6.17283950617284</text:p>
              </table:table-cell>
              <table:table-cell office:value-type="float" office:value="-23.4567901234568">
                <text:p>-23.4567901234568</text:p>
              </table:table-cell>
              <table:table-cell office:value-type="float" office:value="-43.2098765432099">
                <text:p>-43.2098765432099</text:p>
              </table:table-cell>
            </table:table-row>
            <table:table-row>
              <table:table-cell office:value-type="string">
                <text:p>mkPktMerge.v</text:p>
              </table:table-cell>
              <table:table-cell office:value-type="float" office:value="-15.8878504672897">
                <text:p>-15.8878504672897</text:p>
              </table:table-cell>
              <table:table-cell office:value-type="float" office:value="-15.8878504672897">
                <text:p>-15.8878504672897</text:p>
              </table:table-cell>
              <table:table-cell office:value-type="float" office:value="-14.018691588785">
                <text:p>-14.018691588785</text:p>
              </table:table-cell>
              <table:table-cell office:value-type="float" office:value="-28.0373831775701">
                <text:p>-28.0373831775701</text:p>
              </table:table-cell>
            </table:table-row>
            <table:table-row>
              <table:table-cell office:value-type="string">
                <text:p>arm_core.v</text:p>
              </table:table-cell>
              <table:table-cell office:value-type="float" office:value="35.0253807106599">
                <text:p>35.0253807106599</text:p>
              </table:table-cell>
              <table:table-cell office:value-type="float" office:value="35.0253807106599">
                <text:p>35.0253807106599</text:p>
              </table:table-cell>
              <table:table-cell office:value-type="float" office:value="-14.2131979695432">
                <text:p>-14.2131979695432</text:p>
              </table:table-cell>
              <table:table-cell office:value-type="float" office:value="-18.5279187817259">
                <text:p>-18.5279187817259</text:p>
              </table:table-cell>
            </table:table-row>
            <table:table-row>
              <table:table-cell office:value-type="string">
                <text:p>stereovision0.v</text:p>
              </table:table-cell>
              <table:table-cell office:value-type="float" office:value="-24.2380261248186">
                <text:p>-24.2380261248186</text:p>
              </table:table-cell>
              <table:table-cell office:value-type="float" office:value="-24.2380261248186">
                <text:p>-24.2380261248186</text:p>
              </table:table-cell>
              <table:table-cell office:value-type="float" office:value="-39.9129172714078">
                <text:p>-39.9129172714078</text:p>
              </table:table-cell>
              <table:table-cell office:value-type="float" office:value="-41.6545718432511">
                <text:p>-41.6545718432511</text:p>
              </table:table-cell>
            </table:table-row>
            <table:table-row>
              <table:table-cell office:value-type="string">
                <text:p>raygentop.v</text:p>
              </table:table-cell>
              <table:table-cell office:value-type="float" office:value="-17.4721189591078">
                <text:p>-17.4721189591078</text:p>
              </table:table-cell>
              <table:table-cell office:value-type="float" office:value="-17.4721189591078">
                <text:p>-17.4721189591078</text:p>
              </table:table-cell>
              <table:table-cell office:value-type="float" office:value="-55.3903345724907">
                <text:p>-55.3903345724907</text:p>
              </table:table-cell>
              <table:table-cell office:value-type="float" office:value="-44.9814126394052">
                <text:p>-44.9814126394052</text:p>
              </table:table-cell>
            </table:table-row>
            <table:table-row>
              <table:table-cell office:value-type="string">
                <text:p>or1200.v</text:p>
              </table:table-cell>
              <table:table-cell office:value-type="float" office:value="4.26065162907268">
                <text:p>4.26065162907268</text:p>
              </table:table-cell>
              <table:table-cell office:value-type="float" office:value="4.26065162907268">
                <text:p>4.26065162907268</text:p>
              </table:table-cell>
              <table:table-cell office:value-type="float" office:value="-38.3458646616541">
                <text:p>-38.3458646616541</text:p>
              </table:table-cell>
              <table:table-cell office:value-type="float" office:value="-34.5864661654135">
                <text:p>-34.5864661654135</text:p>
              </table:table-cell>
            </table:table-row>
            <table:table-row>
              <table:table-cell office:value-type="string">
                <text:p>ch_intrinsics.v</text:p>
              </table:table-cell>
              <table:table-cell office:value-type="float" office:value="-23.0769230769231">
                <text:p>-23.0769230769231</text:p>
              </table:table-cell>
              <table:table-cell office:value-type="float" office:value="-23.0769230769231">
                <text:p>-23.0769230769231</text:p>
              </table:table-cell>
              <table:table-cell office:value-type="float" office:value="-23.0769230769231">
                <text:p>-23.0769230769231</text:p>
              </table:table-cell>
              <table:table-cell office:value-type="float" office:value="-23.0769230769231">
                <text:p>-23.0769230769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